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style:font-name="Calibri" style:font-name-asian="Calibri" style:font-name-complex="Calibri"/>
    </style:style>
    <style:style style:name="co1" style:family="table-column">
      <style:table-column-properties fo:break-before="auto" style:column-width="2.83104166666667cm"/>
    </style:style>
    <style:style style:name="co2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5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Sheet1" table:style-name="ta1">
        <table:table-column table:style-name="co1" table:number-columns-repeated="1024" table:default-cell-style-name="ce1"/>
        <table:table-column table:style-name="co2" table:number-columns-repeated="15360" table:default-cell-style-name="ce1"/>
        <table:table-row table:style-name="ro1">
          <table:table-cell office:value-type="string" table:style-name="ce2">
            <text:p>a</text:p>
          </table:table-cell>
          <table:table-cell office:value-type="string" table:style-name="ce2">
            <text:p>b</text:p>
          </table:table-cell>
          <table:table-cell office:value-type="string" table:style-name="ce2">
            <text:p>c</text:p>
          </table:table-cell>
          <table:table-cell office:value-type="string" table:style-name="ce2">
            <text:p>d</text:p>
          </table:table-cell>
          <table:table-cell office:value-type="string" table:style-name="ce2">
            <text:p>e</text:p>
          </table:table-cell>
          <table:table-cell office:value-type="string" table:style-name="ce2">
            <text:p>f</text:p>
          </table:table-cell>
          <table:table-cell table:number-columns-repeated="16378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office:value-type="float" office:value="5" table:style-name="ce3">
            <text:p>5</text:p>
          </table:table-cell>
          <table:table-cell office:value-type="float" office:value="6" table:style-name="ce3">
            <text:p>6</text:p>
          </table:table-cell>
          <table:table-cell table:number-columns-repeated="16378"/>
        </table:table-row>
        <table:table-row table:style-name="ro2">
          <table:table-cell office:value-type="float" office:value="2" table:formula="of:=[.A2]+1" table:style-name="ce1">
            <text:p>2</text:p>
          </table:table-cell>
          <table:table-cell office:value-type="float" office:value="4" table:style-name="ce3">
            <text:p>4</text:p>
          </table:table-cell>
          <table:table-cell office:value-type="float" office:value="8" table:style-name="ce3">
            <text:p>8</text:p>
          </table:table-cell>
          <table:table-cell office:value-type="float" office:value="16" table:style-name="ce3">
            <text:p>16</text:p>
          </table:table-cell>
          <table:table-cell office:value-type="float" office:value="32" table:style-name="ce3">
            <text:p>32</text:p>
          </table:table-cell>
          <table:table-cell office:value-type="float" office:value="64" table:style-name="ce3">
            <text:p>64</text:p>
          </table:table-cell>
          <table:table-cell table:number-columns-repeated="16378"/>
        </table:table-row>
        <table:table-row table:style-name="ro2">
          <table:table-cell office:value-type="float" office:value="3" table:formula="of:=[.A3]+1" table:style-name="ce1">
            <text:p>3</text:p>
          </table:table-cell>
          <table:table-cell office:value-type="float" office:value="8" table:formula="of:=[.B3]*[.$A$3]" table:style-name="ce3">
            <text:p>8</text:p>
          </table:table-cell>
          <table:table-cell office:value-type="float" office:value="16" table:formula="of:=[.B4]*[.$B$2]" table:style-name="ce3">
            <text:p>16</text:p>
          </table:table-cell>
          <table:table-cell office:value-type="float" office:value="32" table:formula="of:=[.C4]*[.$B$2]" table:style-name="ce3">
            <text:p>32</text:p>
          </table:table-cell>
          <table:table-cell office:value-type="float" office:value="64" table:formula="of:=[.$B$2]*[.D4]" table:style-name="ce3">
            <text:p>64</text:p>
          </table:table-cell>
          <table:table-cell office:value-type="float" office:value="128" table:formula="of:=[.$B$3]*[.E3]" table:style-name="ce3">
            <text:p>128</text:p>
          </table:table-cell>
          <table:table-cell table:number-columns-repeated="16378"/>
        </table:table-row>
        <table:table-row table:style-name="ro2">
          <table:table-cell office:value-type="float" office:value="4" table:formula="of:=[.A4]+1" table:style-name="ce1">
            <text:p>4</text:p>
          </table:table-cell>
          <table:table-cell office:value-type="float" office:value="16" table:formula="of:=[.B4]*[.$A$3]" table:style-name="ce3">
            <text:p>16</text:p>
          </table:table-cell>
          <table:table-cell office:value-type="float" office:value="32" table:formula="of:=[.B5]*[.$B$2]" table:style-name="ce3">
            <text:p>32</text:p>
          </table:table-cell>
          <table:table-cell office:value-type="float" office:value="64" table:formula="of:=[.C5]*[.$B$2]" table:style-name="ce3">
            <text:p>64</text:p>
          </table:table-cell>
          <table:table-cell office:value-type="float" office:value="128" table:formula="of:=[.$B$2]*[.D5]" table:style-name="ce3">
            <text:p>128</text:p>
          </table:table-cell>
          <table:table-cell office:value-type="float" office:value="256" table:formula="of:=[.$B$3]*[.E4]" table:style-name="ce3">
            <text:p>256</text:p>
          </table:table-cell>
          <table:table-cell table:number-columns-repeated="16378"/>
        </table:table-row>
        <table:table-row table:style-name="ro2">
          <table:table-cell office:value-type="float" office:value="5" table:formula="of:=[.A5]+1" table:style-name="ce1">
            <text:p>5</text:p>
          </table:table-cell>
          <table:table-cell office:value-type="float" office:value="32" table:formula="of:=[.B5]*[.$A$3]" table:style-name="ce3">
            <text:p>32</text:p>
          </table:table-cell>
          <table:table-cell office:value-type="float" office:value="64" table:formula="of:=[.B6]*[.$B$2]" table:style-name="ce3">
            <text:p>64</text:p>
          </table:table-cell>
          <table:table-cell office:value-type="float" office:value="128" table:formula="of:=[.C6]*[.$B$2]" table:style-name="ce3">
            <text:p>128</text:p>
          </table:table-cell>
          <table:table-cell office:value-type="float" office:value="256" table:formula="of:=[.$B$2]*[.D6]" table:style-name="ce3">
            <text:p>256</text:p>
          </table:table-cell>
          <table:table-cell office:value-type="float" office:value="512" table:formula="of:=[.$B$3]*[.E5]" table:style-name="ce3">
            <text:p>512</text:p>
          </table:table-cell>
          <table:table-cell table:number-columns-repeated="16378"/>
        </table:table-row>
        <table:table-row table:style-name="ro2">
          <table:table-cell office:value-type="float" office:value="6" table:formula="of:=[.A6]+1" table:style-name="ce1">
            <text:p>6</text:p>
          </table:table-cell>
          <table:table-cell office:value-type="float" office:value="64" table:formula="of:=[.B6]*[.$A$3]" table:style-name="ce3">
            <text:p>64</text:p>
          </table:table-cell>
          <table:table-cell office:value-type="float" office:value="128" table:formula="of:=[.B7]*[.$B$2]" table:style-name="ce3">
            <text:p>128</text:p>
          </table:table-cell>
          <table:table-cell office:value-type="float" office:value="256" table:formula="of:=[.C7]*[.$B$2]" table:style-name="ce3">
            <text:p>256</text:p>
          </table:table-cell>
          <table:table-cell office:value-type="float" office:value="512" table:formula="of:=[.$B$2]*[.D7]" table:style-name="ce3">
            <text:p>512</text:p>
          </table:table-cell>
          <table:table-cell office:value-type="float" office:value="1024" table:formula="of:=[.$B$3]*[.E6]" table:style-name="ce3">
            <text:p>1024</text:p>
          </table:table-cell>
          <table:table-cell table:number-columns-repeated="16378"/>
        </table:table-row>
        <table:table-row table:style-name="ro2">
          <table:table-cell office:value-type="float" office:value="7" table:formula="of:=[.A7]+1" table:style-name="ce1">
            <text:p>7</text:p>
          </table:table-cell>
          <table:table-cell office:value-type="float" office:value="128" table:formula="of:=[.B7]*[.$A$3]" table:style-name="ce3">
            <text:p>128</text:p>
          </table:table-cell>
          <table:table-cell office:value-type="float" office:value="256" table:formula="of:=[.B8]*[.$B$2]" table:style-name="ce3">
            <text:p>256</text:p>
          </table:table-cell>
          <table:table-cell office:value-type="float" office:value="512" table:formula="of:=[.C8]*[.$B$2]" table:style-name="ce3">
            <text:p>512</text:p>
          </table:table-cell>
          <table:table-cell office:value-type="float" office:value="1024" table:formula="of:=[.$B$2]*[.D8]" table:style-name="ce3">
            <text:p>1024</text:p>
          </table:table-cell>
          <table:table-cell office:value-type="float" office:value="2048" table:formula="of:=[.$B$3]*[.E7]" table:style-name="ce3">
            <text:p>2048</text:p>
          </table:table-cell>
          <table:table-cell table:number-columns-repeated="16378"/>
        </table:table-row>
        <table:table-row table:style-name="ro2">
          <table:table-cell office:value-type="float" office:value="8" table:formula="of:=[.A8]+1" table:style-name="ce1">
            <text:p>8</text:p>
          </table:table-cell>
          <table:table-cell office:value-type="float" office:value="256" table:formula="of:=[.B8]*[.$A$3]" table:style-name="ce3">
            <text:p>256</text:p>
          </table:table-cell>
          <table:table-cell office:value-type="float" office:value="512" table:formula="of:=[.B9]*[.$B$2]" table:style-name="ce3">
            <text:p>512</text:p>
          </table:table-cell>
          <table:table-cell office:value-type="float" office:value="1024" table:formula="of:=[.C9]*[.$B$2]" table:style-name="ce3">
            <text:p>1024</text:p>
          </table:table-cell>
          <table:table-cell office:value-type="float" office:value="2048" table:formula="of:=[.$B$2]*[.D9]" table:style-name="ce3">
            <text:p>2048</text:p>
          </table:table-cell>
          <table:table-cell office:value-type="float" office:value="4096" table:formula="of:=[.$B$3]*[.E8]" table:style-name="ce3">
            <text:p>4096</text:p>
          </table:table-cell>
          <table:table-cell table:number-columns-repeated="16378"/>
        </table:table-row>
        <table:table-row table:style-name="ro2">
          <table:table-cell office:value-type="float" office:value="9" table:formula="of:=[.A9]+1" table:style-name="ce1">
            <text:p>9</text:p>
          </table:table-cell>
          <table:table-cell office:value-type="float" office:value="512" table:formula="of:=[.B9]*[.$A$3]" table:style-name="ce3">
            <text:p>512</text:p>
          </table:table-cell>
          <table:table-cell office:value-type="float" office:value="1024" table:formula="of:=[.B10]*[.$B$2]" table:style-name="ce3">
            <text:p>1024</text:p>
          </table:table-cell>
          <table:table-cell office:value-type="float" office:value="2048" table:formula="of:=[.C10]*[.$B$2]" table:style-name="ce3">
            <text:p>2048</text:p>
          </table:table-cell>
          <table:table-cell office:value-type="float" office:value="4096" table:formula="of:=[.$B$2]*[.D10]" table:style-name="ce3">
            <text:p>4096</text:p>
          </table:table-cell>
          <table:table-cell office:value-type="float" office:value="8192" table:formula="of:=[.$B$3]*[.E9]" table:style-name="ce3">
            <text:p>8192</text:p>
          </table:table-cell>
          <table:table-cell table:number-columns-repeated="16378"/>
        </table:table-row>
        <table:table-row table:style-name="ro2">
          <table:table-cell office:value-type="float" office:value="10" table:formula="of:=[.A10]+1" table:style-name="ce1">
            <text:p>10</text:p>
          </table:table-cell>
          <table:table-cell office:value-type="float" office:value="1024" table:formula="of:=[.B10]*[.$A$3]" table:style-name="ce3">
            <text:p>1024</text:p>
          </table:table-cell>
          <table:table-cell office:value-type="float" office:value="2048" table:formula="of:=[.B11]*[.$B$2]" table:style-name="ce3">
            <text:p>2048</text:p>
          </table:table-cell>
          <table:table-cell office:value-type="float" office:value="4096" table:formula="of:=[.C11]*[.$B$2]" table:style-name="ce3">
            <text:p>4096</text:p>
          </table:table-cell>
          <table:table-cell office:value-type="float" office:value="8192" table:formula="of:=[.$B$2]*[.D11]" table:style-name="ce3">
            <text:p>8192</text:p>
          </table:table-cell>
          <table:table-cell office:value-type="float" office:value="16384" table:formula="of:=[.$B$3]*[.E10]" table:style-name="ce3">
            <text:p>16384</text:p>
          </table:table-cell>
          <table:table-cell table:number-columns-repeated="16378"/>
        </table:table-row>
        <table:table-row table:style-name="ro2">
          <table:table-cell office:value-type="float" office:value="11" table:formula="of:=[.A11]+1" table:style-name="ce1">
            <text:p>11</text:p>
          </table:table-cell>
          <table:table-cell office:value-type="float" office:value="2048" table:formula="of:=[.B11]*[.$A$3]" table:style-name="ce3">
            <text:p>2048</text:p>
          </table:table-cell>
          <table:table-cell office:value-type="float" office:value="4096" table:formula="of:=[.B12]*[.$B$2]" table:style-name="ce3">
            <text:p>4096</text:p>
          </table:table-cell>
          <table:table-cell office:value-type="float" office:value="8192" table:formula="of:=[.C12]*[.$B$2]" table:style-name="ce3">
            <text:p>8192</text:p>
          </table:table-cell>
          <table:table-cell office:value-type="float" office:value="16384" table:formula="of:=[.$B$2]*[.D12]" table:style-name="ce3">
            <text:p>16384</text:p>
          </table:table-cell>
          <table:table-cell office:value-type="float" office:value="32768" table:formula="of:=[.$B$3]*[.E11]" table:style-name="ce3">
            <text:p>32768</text:p>
          </table:table-cell>
          <table:table-cell table:number-columns-repeated="16378"/>
        </table:table-row>
        <table:table-row table:style-name="ro2">
          <table:table-cell office:value-type="float" office:value="12" table:formula="of:=[.A12]+1" table:style-name="ce1">
            <text:p>12</text:p>
          </table:table-cell>
          <table:table-cell office:value-type="float" office:value="4096" table:formula="of:=[.B12]*[.$A$3]" table:style-name="ce3">
            <text:p>4096</text:p>
          </table:table-cell>
          <table:table-cell office:value-type="float" office:value="8192" table:formula="of:=[.B13]*[.$B$2]" table:style-name="ce3">
            <text:p>8192</text:p>
          </table:table-cell>
          <table:table-cell office:value-type="float" office:value="16384" table:formula="of:=[.C13]*[.$B$2]" table:style-name="ce3">
            <text:p>16384</text:p>
          </table:table-cell>
          <table:table-cell office:value-type="float" office:value="32768" table:formula="of:=[.$B$2]*[.D13]" table:style-name="ce3">
            <text:p>32768</text:p>
          </table:table-cell>
          <table:table-cell office:value-type="float" office:value="65536" table:formula="of:=[.$B$3]*[.E12]" table:style-name="ce3">
            <text:p>65536</text:p>
          </table:table-cell>
          <table:table-cell table:number-columns-repeated="16378"/>
        </table:table-row>
        <table:table-row table:style-name="ro2">
          <table:table-cell office:value-type="float" office:value="13" table:formula="of:=[.A13]+1" table:style-name="ce1">
            <text:p>13</text:p>
          </table:table-cell>
          <table:table-cell office:value-type="float" office:value="8192" table:formula="of:=[.B13]*[.$A$3]" table:style-name="ce3">
            <text:p>8192</text:p>
          </table:table-cell>
          <table:table-cell office:value-type="float" office:value="16384" table:formula="of:=[.B14]*[.$B$2]" table:style-name="ce3">
            <text:p>16384</text:p>
          </table:table-cell>
          <table:table-cell office:value-type="float" office:value="32768" table:formula="of:=[.C14]*[.$B$2]" table:style-name="ce3">
            <text:p>32768</text:p>
          </table:table-cell>
          <table:table-cell office:value-type="float" office:value="65536" table:formula="of:=[.$B$2]*[.D14]" table:style-name="ce3">
            <text:p>65536</text:p>
          </table:table-cell>
          <table:table-cell office:value-type="float" office:value="131072" table:formula="of:=[.$B$3]*[.E13]" table:style-name="ce3">
            <text:p>131072</text:p>
          </table:table-cell>
          <table:table-cell table:number-columns-repeated="16378"/>
        </table:table-row>
        <table:table-row table:style-name="ro2">
          <table:table-cell office:value-type="float" office:value="14" table:formula="of:=[.A14]+1" table:style-name="ce1">
            <text:p>14</text:p>
          </table:table-cell>
          <table:table-cell office:value-type="float" office:value="16384" table:formula="of:=[.B14]*[.$A$3]" table:style-name="ce3">
            <text:p>16384</text:p>
          </table:table-cell>
          <table:table-cell office:value-type="float" office:value="32768" table:formula="of:=[.B15]*[.$B$2]" table:style-name="ce3">
            <text:p>32768</text:p>
          </table:table-cell>
          <table:table-cell office:value-type="float" office:value="65536" table:formula="of:=[.C15]*[.$B$2]" table:style-name="ce3">
            <text:p>65536</text:p>
          </table:table-cell>
          <table:table-cell office:value-type="float" office:value="131072" table:formula="of:=[.$B$2]*[.D15]" table:style-name="ce3">
            <text:p>131072</text:p>
          </table:table-cell>
          <table:table-cell office:value-type="float" office:value="262144" table:formula="of:=[.$B$3]*[.E14]" table:style-name="ce3">
            <text:p>262144</text:p>
          </table:table-cell>
          <table:table-cell table:number-columns-repeated="16378"/>
        </table:table-row>
        <table:table-row table:style-name="ro2">
          <table:table-cell office:value-type="float" office:value="15" table:formula="of:=[.A15]+1" table:style-name="ce1">
            <text:p>15</text:p>
          </table:table-cell>
          <table:table-cell office:value-type="float" office:value="32768" table:formula="of:=[.B15]*[.$A$3]" table:style-name="ce3">
            <text:p>32768</text:p>
          </table:table-cell>
          <table:table-cell office:value-type="float" office:value="65536" table:formula="of:=[.B16]*[.$B$2]" table:style-name="ce3">
            <text:p>65536</text:p>
          </table:table-cell>
          <table:table-cell office:value-type="float" office:value="131072" table:formula="of:=[.C16]*[.$B$2]" table:style-name="ce3">
            <text:p>131072</text:p>
          </table:table-cell>
          <table:table-cell office:value-type="float" office:value="262144" table:formula="of:=[.$B$2]*[.D16]" table:style-name="ce3">
            <text:p>262144</text:p>
          </table:table-cell>
          <table:table-cell office:value-type="float" office:value="524288" table:formula="of:=[.$B$3]*[.E15]" table:style-name="ce3">
            <text:p>524288</text:p>
          </table:table-cell>
          <table:table-cell table:number-columns-repeated="16378"/>
        </table:table-row>
        <table:table-row table:style-name="ro2">
          <table:table-cell office:value-type="float" office:value="16" table:formula="of:=[.A16]+1" table:style-name="ce1">
            <text:p>16</text:p>
          </table:table-cell>
          <table:table-cell office:value-type="float" office:value="65536" table:formula="of:=[.B16]*[.$A$3]" table:style-name="ce3">
            <text:p>65536</text:p>
          </table:table-cell>
          <table:table-cell office:value-type="float" office:value="131072" table:formula="of:=[.B17]*[.$B$2]" table:style-name="ce3">
            <text:p>131072</text:p>
          </table:table-cell>
          <table:table-cell office:value-type="float" office:value="262144" table:formula="of:=[.C17]*[.$B$2]" table:style-name="ce3">
            <text:p>262144</text:p>
          </table:table-cell>
          <table:table-cell office:value-type="float" office:value="524288" table:formula="of:=[.$B$2]*[.D17]" table:style-name="ce3">
            <text:p>524288</text:p>
          </table:table-cell>
          <table:table-cell office:value-type="float" office:value="1048576" table:formula="of:=[.$B$3]*[.E16]" table:style-name="ce3">
            <text:p>1048576</text:p>
          </table:table-cell>
          <table:table-cell table:number-columns-repeated="16378"/>
        </table:table-row>
        <table:table-row table:style-name="ro2">
          <table:table-cell office:value-type="float" office:value="17" table:formula="of:=[.A17]+1" table:style-name="ce1">
            <text:p>17</text:p>
          </table:table-cell>
          <table:table-cell office:value-type="float" office:value="131072" table:formula="of:=[.B17]*[.$A$3]" table:style-name="ce3">
            <text:p>131072</text:p>
          </table:table-cell>
          <table:table-cell office:value-type="float" office:value="262144" table:formula="of:=[.B18]*[.$B$2]" table:style-name="ce3">
            <text:p>262144</text:p>
          </table:table-cell>
          <table:table-cell office:value-type="float" office:value="524288" table:formula="of:=[.C18]*[.$B$2]" table:style-name="ce3">
            <text:p>524288</text:p>
          </table:table-cell>
          <table:table-cell office:value-type="float" office:value="1048576" table:formula="of:=[.$B$2]*[.D18]" table:style-name="ce3">
            <text:p>1048576</text:p>
          </table:table-cell>
          <table:table-cell office:value-type="float" office:value="2097152" table:formula="of:=[.$B$3]*[.E17]" table:style-name="ce3">
            <text:p>2097152</text:p>
          </table:table-cell>
          <table:table-cell table:number-columns-repeated="16378"/>
        </table:table-row>
        <table:table-row table:style-name="ro2">
          <table:table-cell office:value-type="float" office:value="18" table:formula="of:=[.A18]+1" table:style-name="ce1">
            <text:p>18</text:p>
          </table:table-cell>
          <table:table-cell office:value-type="float" office:value="262144" table:formula="of:=[.B18]*[.$A$3]" table:style-name="ce3">
            <text:p>262144</text:p>
          </table:table-cell>
          <table:table-cell office:value-type="float" office:value="524288" table:formula="of:=[.B19]*[.$B$2]" table:style-name="ce3">
            <text:p>524288</text:p>
          </table:table-cell>
          <table:table-cell office:value-type="float" office:value="1048576" table:formula="of:=[.C19]*[.$B$2]" table:style-name="ce3">
            <text:p>1048576</text:p>
          </table:table-cell>
          <table:table-cell office:value-type="float" office:value="2097152" table:formula="of:=[.$B$2]*[.D19]" table:style-name="ce3">
            <text:p>2097152</text:p>
          </table:table-cell>
          <table:table-cell office:value-type="float" office:value="4194304" table:formula="of:=[.$B$3]*[.E18]" table:style-name="ce3">
            <text:p>4194304</text:p>
          </table:table-cell>
          <table:table-cell table:number-columns-repeated="16378"/>
        </table:table-row>
        <table:table-row table:style-name="ro2">
          <table:table-cell office:value-type="float" office:value="19" table:formula="of:=[.A19]+1" table:style-name="ce1">
            <text:p>19</text:p>
          </table:table-cell>
          <table:table-cell office:value-type="float" office:value="524288" table:formula="of:=[.B19]*[.$A$3]" table:style-name="ce3">
            <text:p>524288</text:p>
          </table:table-cell>
          <table:table-cell office:value-type="float" office:value="1048576" table:formula="of:=[.B20]*[.$B$2]" table:style-name="ce3">
            <text:p>1048576</text:p>
          </table:table-cell>
          <table:table-cell office:value-type="float" office:value="2097152" table:formula="of:=[.C20]*[.$B$2]" table:style-name="ce3">
            <text:p>2097152</text:p>
          </table:table-cell>
          <table:table-cell office:value-type="float" office:value="4194304" table:formula="of:=[.$B$2]*[.D20]" table:style-name="ce3">
            <text:p>4194304</text:p>
          </table:table-cell>
          <table:table-cell office:value-type="float" office:value="8388608" table:formula="of:=[.$B$3]*[.E19]" table:style-name="ce3">
            <text:p>8388608</text:p>
          </table:table-cell>
          <table:table-cell table:number-columns-repeated="16378"/>
        </table:table-row>
        <table:table-row table:style-name="ro2">
          <table:table-cell office:value-type="float" office:value="20" table:formula="of:=[.A20]+1" table:style-name="ce1">
            <text:p>20</text:p>
          </table:table-cell>
          <table:table-cell office:value-type="float" office:value="1048576" table:formula="of:=[.B20]*[.$A$3]" table:style-name="ce3">
            <text:p>1048576</text:p>
          </table:table-cell>
          <table:table-cell office:value-type="float" office:value="2097152" table:formula="of:=[.B21]*[.$B$2]" table:style-name="ce3">
            <text:p>2097152</text:p>
          </table:table-cell>
          <table:table-cell office:value-type="float" office:value="4194304" table:formula="of:=[.C21]*[.$B$2]" table:style-name="ce3">
            <text:p>4194304</text:p>
          </table:table-cell>
          <table:table-cell office:value-type="float" office:value="8388608" table:formula="of:=[.$B$2]*[.D21]" table:style-name="ce3">
            <text:p>8388608</text:p>
          </table:table-cell>
          <table:table-cell office:value-type="float" office:value="16777216" table:formula="of:=[.$B$3]*[.E20]" table:style-name="ce3">
            <text:p>16777216</text:p>
          </table:table-cell>
          <table:table-cell table:number-columns-repeated="16378"/>
        </table:table-row>
        <table:table-row table:style-name="ro2">
          <table:table-cell office:value-type="float" office:value="21" table:formula="of:=[.A21]+1" table:style-name="ce1">
            <text:p>21</text:p>
          </table:table-cell>
          <table:table-cell office:value-type="float" office:value="2097152" table:formula="of:=[.B21]*[.$A$3]" table:style-name="ce3">
            <text:p>2097152</text:p>
          </table:table-cell>
          <table:table-cell office:value-type="float" office:value="4194304" table:formula="of:=[.B22]*[.$B$2]" table:style-name="ce3">
            <text:p>4194304</text:p>
          </table:table-cell>
          <table:table-cell office:value-type="float" office:value="8388608" table:formula="of:=[.C22]*[.$B$2]" table:style-name="ce3">
            <text:p>8388608</text:p>
          </table:table-cell>
          <table:table-cell office:value-type="float" office:value="16777216" table:formula="of:=[.$B$2]*[.D22]" table:style-name="ce3">
            <text:p>16777216</text:p>
          </table:table-cell>
          <table:table-cell office:value-type="float" office:value="33554432" table:formula="of:=[.$B$3]*[.E21]" table:style-name="ce3">
            <text:p>33554432</text:p>
          </table:table-cell>
          <table:table-cell table:number-columns-repeated="16378"/>
        </table:table-row>
        <table:table-row table:style-name="ro2">
          <table:table-cell office:value-type="float" office:value="22" table:formula="of:=[.A22]+1" table:style-name="ce1">
            <text:p>22</text:p>
          </table:table-cell>
          <table:table-cell office:value-type="float" office:value="4194304" table:formula="of:=[.B22]*[.$A$3]" table:style-name="ce3">
            <text:p>4194304</text:p>
          </table:table-cell>
          <table:table-cell office:value-type="float" office:value="8388608" table:formula="of:=[.B23]*[.$B$2]" table:style-name="ce3">
            <text:p>8388608</text:p>
          </table:table-cell>
          <table:table-cell office:value-type="float" office:value="16777216" table:formula="of:=[.C23]*[.$B$2]" table:style-name="ce3">
            <text:p>16777216</text:p>
          </table:table-cell>
          <table:table-cell office:value-type="float" office:value="33554432" table:formula="of:=[.$B$2]*[.D23]" table:style-name="ce3">
            <text:p>33554432</text:p>
          </table:table-cell>
          <table:table-cell office:value-type="float" office:value="67108864" table:formula="of:=[.$B$3]*[.E22]" table:style-name="ce3">
            <text:p>67108864</text:p>
          </table:table-cell>
          <table:table-cell table:number-columns-repeated="16378"/>
        </table:table-row>
        <table:table-row table:style-name="ro2">
          <table:table-cell office:value-type="float" office:value="23" table:formula="of:=[.A23]+1" table:style-name="ce1">
            <text:p>23</text:p>
          </table:table-cell>
          <table:table-cell office:value-type="float" office:value="8388608" table:formula="of:=[.B23]*[.$A$3]" table:style-name="ce3">
            <text:p>8388608</text:p>
          </table:table-cell>
          <table:table-cell office:value-type="float" office:value="16777216" table:formula="of:=[.B24]*[.$B$2]" table:style-name="ce3">
            <text:p>16777216</text:p>
          </table:table-cell>
          <table:table-cell office:value-type="float" office:value="33554432" table:formula="of:=[.C24]*[.$B$2]" table:style-name="ce3">
            <text:p>33554432</text:p>
          </table:table-cell>
          <table:table-cell office:value-type="float" office:value="67108864" table:formula="of:=[.$B$2]*[.D24]" table:style-name="ce3">
            <text:p>67108864</text:p>
          </table:table-cell>
          <table:table-cell office:value-type="float" office:value="134217728" table:formula="of:=[.$B$3]*[.E23]" table:style-name="ce3">
            <text:p>134217728</text:p>
          </table:table-cell>
          <table:table-cell table:number-columns-repeated="16378"/>
        </table:table-row>
        <table:table-row table:style-name="ro2">
          <table:table-cell office:value-type="float" office:value="24" table:formula="of:=[.A24]+1" table:style-name="ce1">
            <text:p>24</text:p>
          </table:table-cell>
          <table:table-cell office:value-type="float" office:value="16777216" table:formula="of:=[.B24]*[.$A$3]" table:style-name="ce3">
            <text:p>16777216</text:p>
          </table:table-cell>
          <table:table-cell office:value-type="float" office:value="33554432" table:formula="of:=[.B25]*[.$B$2]" table:style-name="ce3">
            <text:p>33554432</text:p>
          </table:table-cell>
          <table:table-cell office:value-type="float" office:value="67108864" table:formula="of:=[.C25]*[.$B$2]" table:style-name="ce3">
            <text:p>67108864</text:p>
          </table:table-cell>
          <table:table-cell office:value-type="float" office:value="134217728" table:formula="of:=[.$B$2]*[.D25]" table:style-name="ce3">
            <text:p>134217728</text:p>
          </table:table-cell>
          <table:table-cell office:value-type="float" office:value="268435456" table:formula="of:=[.$B$3]*[.E24]" table:style-name="ce3">
            <text:p>268435456</text:p>
          </table:table-cell>
          <table:table-cell table:number-columns-repeated="16378"/>
        </table:table-row>
        <table:table-row table:style-name="ro2">
          <table:table-cell office:value-type="float" office:value="25" table:formula="of:=[.A25]+1" table:style-name="ce1">
            <text:p>25</text:p>
          </table:table-cell>
          <table:table-cell office:value-type="float" office:value="33554432" table:formula="of:=[.B25]*[.$A$3]" table:style-name="ce3">
            <text:p>33554432</text:p>
          </table:table-cell>
          <table:table-cell office:value-type="float" office:value="67108864" table:formula="of:=[.B26]*[.$B$2]" table:style-name="ce3">
            <text:p>67108864</text:p>
          </table:table-cell>
          <table:table-cell office:value-type="float" office:value="134217728" table:formula="of:=[.C26]*[.$B$2]" table:style-name="ce3">
            <text:p>134217728</text:p>
          </table:table-cell>
          <table:table-cell office:value-type="float" office:value="268435456" table:formula="of:=[.$B$2]*[.D26]" table:style-name="ce3">
            <text:p>268435456</text:p>
          </table:table-cell>
          <table:table-cell office:value-type="float" office:value="536870912" table:formula="of:=[.$B$3]*[.E25]" table:style-name="ce3">
            <text:p>536870912</text:p>
          </table:table-cell>
          <table:table-cell table:number-columns-repeated="16378"/>
        </table:table-row>
        <table:table-row table:style-name="ro2">
          <table:table-cell office:value-type="float" office:value="26" table:formula="of:=[.A26]+1" table:style-name="ce1">
            <text:p>26</text:p>
          </table:table-cell>
          <table:table-cell office:value-type="float" office:value="67108864" table:formula="of:=[.B26]*[.$A$3]" table:style-name="ce3">
            <text:p>67108864</text:p>
          </table:table-cell>
          <table:table-cell office:value-type="float" office:value="134217728" table:formula="of:=[.B27]*[.$B$2]" table:style-name="ce3">
            <text:p>134217728</text:p>
          </table:table-cell>
          <table:table-cell office:value-type="float" office:value="268435456" table:formula="of:=[.C27]*[.$B$2]" table:style-name="ce3">
            <text:p>268435456</text:p>
          </table:table-cell>
          <table:table-cell office:value-type="float" office:value="536870912" table:formula="of:=[.$B$2]*[.D27]" table:style-name="ce3">
            <text:p>536870912</text:p>
          </table:table-cell>
          <table:table-cell office:value-type="float" office:value="1073741824" table:formula="of:=[.$B$3]*[.E26]" table:style-name="ce3">
            <text:p>1073741824</text:p>
          </table:table-cell>
          <table:table-cell table:number-columns-repeated="16378"/>
        </table:table-row>
        <table:table-row table:style-name="ro2">
          <table:table-cell office:value-type="float" office:value="27" table:formula="of:=[.A27]+1" table:style-name="ce1">
            <text:p>27</text:p>
          </table:table-cell>
          <table:table-cell office:value-type="float" office:value="134217728" table:formula="of:=[.B27]*[.$A$3]" table:style-name="ce3">
            <text:p>134217728</text:p>
          </table:table-cell>
          <table:table-cell office:value-type="float" office:value="268435456" table:formula="of:=[.B28]*[.$B$2]" table:style-name="ce3">
            <text:p>268435456</text:p>
          </table:table-cell>
          <table:table-cell office:value-type="float" office:value="536870912" table:formula="of:=[.C28]*[.$B$2]" table:style-name="ce3">
            <text:p>536870912</text:p>
          </table:table-cell>
          <table:table-cell office:value-type="float" office:value="1073741824" table:formula="of:=[.$B$2]*[.D28]" table:style-name="ce3">
            <text:p>1073741824</text:p>
          </table:table-cell>
          <table:table-cell office:value-type="float" office:value="2147483648" table:formula="of:=[.$B$3]*[.E27]" table:style-name="ce3">
            <text:p>2147483648</text:p>
          </table:table-cell>
          <table:table-cell table:number-columns-repeated="16378"/>
        </table:table-row>
        <table:table-row table:style-name="ro2">
          <table:table-cell office:value-type="float" office:value="28" table:formula="of:=[.A28]+1" table:style-name="ce1">
            <text:p>28</text:p>
          </table:table-cell>
          <table:table-cell office:value-type="float" office:value="268435456" table:formula="of:=[.B28]*[.$A$3]" table:style-name="ce3">
            <text:p>268435456</text:p>
          </table:table-cell>
          <table:table-cell office:value-type="float" office:value="536870912" table:formula="of:=[.B29]*[.$B$2]" table:style-name="ce3">
            <text:p>536870912</text:p>
          </table:table-cell>
          <table:table-cell office:value-type="float" office:value="1073741824" table:formula="of:=[.C29]*[.$B$2]" table:style-name="ce3">
            <text:p>1073741824</text:p>
          </table:table-cell>
          <table:table-cell office:value-type="float" office:value="2147483648" table:formula="of:=[.$B$2]*[.D29]" table:style-name="ce3">
            <text:p>2147483648</text:p>
          </table:table-cell>
          <table:table-cell office:value-type="float" office:value="4294967296" table:formula="of:=[.$B$3]*[.E28]" table:style-name="ce3">
            <text:p>4294967296</text:p>
          </table:table-cell>
          <table:table-cell table:number-columns-repeated="16378"/>
        </table:table-row>
        <table:table-row table:style-name="ro2">
          <table:table-cell office:value-type="float" office:value="29" table:formula="of:=[.A29]+1" table:style-name="ce1">
            <text:p>29</text:p>
          </table:table-cell>
          <table:table-cell office:value-type="float" office:value="536870912" table:formula="of:=[.B29]*[.$A$3]" table:style-name="ce3">
            <text:p>536870912</text:p>
          </table:table-cell>
          <table:table-cell office:value-type="float" office:value="1073741824" table:formula="of:=[.B30]*[.$B$2]" table:style-name="ce3">
            <text:p>1073741824</text:p>
          </table:table-cell>
          <table:table-cell office:value-type="float" office:value="2147483648" table:formula="of:=[.C30]*[.$B$2]" table:style-name="ce3">
            <text:p>2147483648</text:p>
          </table:table-cell>
          <table:table-cell office:value-type="float" office:value="4294967296" table:formula="of:=[.$B$2]*[.D30]" table:style-name="ce3">
            <text:p>4294967296</text:p>
          </table:table-cell>
          <table:table-cell office:value-type="float" office:value="8589934592" table:formula="of:=[.$B$3]*[.E29]" table:style-name="ce3">
            <text:p>8589934592</text:p>
          </table:table-cell>
          <table:table-cell table:number-columns-repeated="16378"/>
        </table:table-row>
        <table:table-row table:style-name="ro2">
          <table:table-cell office:value-type="float" office:value="30" table:formula="of:=[.A30]+1" table:style-name="ce1">
            <text:p>30</text:p>
          </table:table-cell>
          <table:table-cell office:value-type="float" office:value="1073741824" table:formula="of:=[.B30]*[.$A$3]" table:style-name="ce3">
            <text:p>1073741824</text:p>
          </table:table-cell>
          <table:table-cell office:value-type="float" office:value="2147483648" table:formula="of:=[.B31]*[.$B$2]" table:style-name="ce3">
            <text:p>2147483648</text:p>
          </table:table-cell>
          <table:table-cell office:value-type="float" office:value="4294967296" table:formula="of:=[.C31]*[.$B$2]" table:style-name="ce3">
            <text:p>4294967296</text:p>
          </table:table-cell>
          <table:table-cell office:value-type="float" office:value="8589934592" table:formula="of:=[.$B$2]*[.D31]" table:style-name="ce3">
            <text:p>8589934592</text:p>
          </table:table-cell>
          <table:table-cell office:value-type="float" office:value="17179869184" table:formula="of:=[.$B$3]*[.E30]" table:style-name="ce3">
            <text:p>17179869184</text:p>
          </table:table-cell>
          <table:table-cell table:number-columns-repeated="16378"/>
        </table:table-row>
        <table:table-row table:style-name="ro2">
          <table:table-cell office:value-type="float" office:value="31" table:formula="of:=[.A31]+1" table:style-name="ce1">
            <text:p>31</text:p>
          </table:table-cell>
          <table:table-cell office:value-type="float" office:value="2147483648" table:formula="of:=[.B31]*[.$A$3]" table:style-name="ce3">
            <text:p>2147483648</text:p>
          </table:table-cell>
          <table:table-cell office:value-type="float" office:value="4294967296" table:formula="of:=[.B32]*[.$B$2]" table:style-name="ce3">
            <text:p>4294967296</text:p>
          </table:table-cell>
          <table:table-cell office:value-type="float" office:value="8589934592" table:formula="of:=[.C32]*[.$B$2]" table:style-name="ce3">
            <text:p>8589934592</text:p>
          </table:table-cell>
          <table:table-cell office:value-type="float" office:value="17179869184" table:formula="of:=[.$B$2]*[.D32]" table:style-name="ce3">
            <text:p>17179869184</text:p>
          </table:table-cell>
          <table:table-cell office:value-type="float" office:value="34359738368" table:formula="of:=[.$B$3]*[.E31]" table:style-name="ce3">
            <text:p>34359738368</text:p>
          </table:table-cell>
          <table:table-cell table:number-columns-repeated="16378"/>
        </table:table-row>
        <table:table-row table:style-name="ro2">
          <table:table-cell office:value-type="float" office:value="32" table:formula="of:=[.A32]+1" table:style-name="ce1">
            <text:p>32</text:p>
          </table:table-cell>
          <table:table-cell office:value-type="float" office:value="4294967296" table:formula="of:=[.B32]*[.$A$3]" table:style-name="ce3">
            <text:p>4294967296</text:p>
          </table:table-cell>
          <table:table-cell office:value-type="float" office:value="8589934592" table:formula="of:=[.B33]*[.$B$2]" table:style-name="ce3">
            <text:p>8589934592</text:p>
          </table:table-cell>
          <table:table-cell office:value-type="float" office:value="17179869184" table:formula="of:=[.C33]*[.$B$2]" table:style-name="ce3">
            <text:p>17179869184</text:p>
          </table:table-cell>
          <table:table-cell office:value-type="float" office:value="34359738368" table:formula="of:=[.$B$2]*[.D33]" table:style-name="ce3">
            <text:p>34359738368</text:p>
          </table:table-cell>
          <table:table-cell office:value-type="float" office:value="68719476736" table:formula="of:=[.$B$3]*[.E32]" table:style-name="ce3">
            <text:p>68719476736</text:p>
          </table:table-cell>
          <table:table-cell table:number-columns-repeated="16378"/>
        </table:table-row>
        <table:table-row table:style-name="ro2">
          <table:table-cell office:value-type="float" office:value="33" table:formula="of:=[.A33]+1" table:style-name="ce1">
            <text:p>33</text:p>
          </table:table-cell>
          <table:table-cell office:value-type="float" office:value="8589934592" table:formula="of:=[.B33]*[.$A$3]" table:style-name="ce3">
            <text:p>8589934592</text:p>
          </table:table-cell>
          <table:table-cell office:value-type="float" office:value="17179869184" table:formula="of:=[.B34]*[.$B$2]" table:style-name="ce3">
            <text:p>17179869184</text:p>
          </table:table-cell>
          <table:table-cell office:value-type="float" office:value="34359738368" table:formula="of:=[.C34]*[.$B$2]" table:style-name="ce3">
            <text:p>34359738368</text:p>
          </table:table-cell>
          <table:table-cell office:value-type="float" office:value="68719476736" table:formula="of:=[.$B$2]*[.D34]" table:style-name="ce3">
            <text:p>68719476736</text:p>
          </table:table-cell>
          <table:table-cell office:value-type="float" office:value="137438953472" table:formula="of:=[.$B$3]*[.E33]" table:style-name="ce3">
            <text:p>1.37439E+11</text:p>
          </table:table-cell>
          <table:table-cell table:number-columns-repeated="16378"/>
        </table:table-row>
        <table:table-row table:style-name="ro2">
          <table:table-cell office:value-type="float" office:value="34" table:formula="of:=[.A34]+1" table:style-name="ce1">
            <text:p>34</text:p>
          </table:table-cell>
          <table:table-cell office:value-type="float" office:value="17179869184" table:formula="of:=[.B34]*[.$A$3]" table:style-name="ce3">
            <text:p>17179869184</text:p>
          </table:table-cell>
          <table:table-cell office:value-type="float" office:value="34359738368" table:formula="of:=[.B35]*[.$B$2]" table:style-name="ce3">
            <text:p>34359738368</text:p>
          </table:table-cell>
          <table:table-cell office:value-type="float" office:value="68719476736" table:formula="of:=[.C35]*[.$B$2]" table:style-name="ce3">
            <text:p>68719476736</text:p>
          </table:table-cell>
          <table:table-cell office:value-type="float" office:value="137438953472" table:formula="of:=[.$B$2]*[.D35]" table:style-name="ce3">
            <text:p>1.37439E+11</text:p>
          </table:table-cell>
          <table:table-cell office:value-type="float" office:value="274877906944" table:formula="of:=[.$B$3]*[.E34]" table:style-name="ce3">
            <text:p>2.74878E+11</text:p>
          </table:table-cell>
          <table:table-cell table:number-columns-repeated="16378"/>
        </table:table-row>
        <table:table-row table:style-name="ro2">
          <table:table-cell office:value-type="float" office:value="35" table:formula="of:=[.A35]+1" table:style-name="ce1">
            <text:p>35</text:p>
          </table:table-cell>
          <table:table-cell office:value-type="float" office:value="34359738368" table:formula="of:=[.B35]*[.$A$3]" table:style-name="ce3">
            <text:p>34359738368</text:p>
          </table:table-cell>
          <table:table-cell office:value-type="float" office:value="68719476736" table:formula="of:=[.B36]*[.$B$2]" table:style-name="ce3">
            <text:p>68719476736</text:p>
          </table:table-cell>
          <table:table-cell office:value-type="float" office:value="137438953472" table:formula="of:=[.C36]*[.$B$2]" table:style-name="ce3">
            <text:p>1.37439E+11</text:p>
          </table:table-cell>
          <table:table-cell office:value-type="float" office:value="274877906944" table:formula="of:=[.$B$2]*[.D36]" table:style-name="ce3">
            <text:p>2.74878E+11</text:p>
          </table:table-cell>
          <table:table-cell office:value-type="float" office:value="549755813888" table:formula="of:=[.$B$3]*[.E35]" table:style-name="ce3">
            <text:p>5.49756E+11</text:p>
          </table:table-cell>
          <table:table-cell table:number-columns-repeated="16378"/>
        </table:table-row>
        <table:table-row table:style-name="ro2">
          <table:table-cell office:value-type="float" office:value="36" table:formula="of:=[.A36]+1" table:style-name="ce1">
            <text:p>36</text:p>
          </table:table-cell>
          <table:table-cell office:value-type="float" office:value="68719476736" table:formula="of:=[.B36]*[.$A$3]" table:style-name="ce3">
            <text:p>68719476736</text:p>
          </table:table-cell>
          <table:table-cell office:value-type="float" office:value="137438953472" table:formula="of:=[.B37]*[.$B$2]" table:style-name="ce3">
            <text:p>1.37439E+11</text:p>
          </table:table-cell>
          <table:table-cell office:value-type="float" office:value="274877906944" table:formula="of:=[.C37]*[.$B$2]" table:style-name="ce3">
            <text:p>2.74878E+11</text:p>
          </table:table-cell>
          <table:table-cell office:value-type="float" office:value="549755813888" table:formula="of:=[.$B$2]*[.D37]" table:style-name="ce3">
            <text:p>5.49756E+11</text:p>
          </table:table-cell>
          <table:table-cell office:value-type="float" office:value="1099511627776" table:formula="of:=[.$B$3]*[.E36]" table:style-name="ce3">
            <text:p>1.09951E+12</text:p>
          </table:table-cell>
          <table:table-cell table:number-columns-repeated="16378"/>
        </table:table-row>
        <table:table-row table:style-name="ro2">
          <table:table-cell office:value-type="float" office:value="37" table:formula="of:=[.A37]+1" table:style-name="ce1">
            <text:p>37</text:p>
          </table:table-cell>
          <table:table-cell office:value-type="float" office:value="137438953472" table:formula="of:=[.B37]*[.$A$3]" table:style-name="ce3">
            <text:p>1.37439E+11</text:p>
          </table:table-cell>
          <table:table-cell office:value-type="float" office:value="274877906944" table:formula="of:=[.B38]*[.$B$2]" table:style-name="ce3">
            <text:p>2.74878E+11</text:p>
          </table:table-cell>
          <table:table-cell office:value-type="float" office:value="549755813888" table:formula="of:=[.C38]*[.$B$2]" table:style-name="ce3">
            <text:p>5.49756E+11</text:p>
          </table:table-cell>
          <table:table-cell office:value-type="float" office:value="1099511627776" table:formula="of:=[.$B$2]*[.D38]" table:style-name="ce3">
            <text:p>1.09951E+12</text:p>
          </table:table-cell>
          <table:table-cell office:value-type="float" office:value="2199023255552" table:formula="of:=[.$B$3]*[.E37]" table:style-name="ce3">
            <text:p>2.19902E+12</text:p>
          </table:table-cell>
          <table:table-cell table:number-columns-repeated="16378"/>
        </table:table-row>
        <table:table-row table:style-name="ro2">
          <table:table-cell office:value-type="float" office:value="38" table:formula="of:=[.A38]+1" table:style-name="ce1">
            <text:p>38</text:p>
          </table:table-cell>
          <table:table-cell office:value-type="float" office:value="274877906944" table:formula="of:=[.B38]*[.$A$3]" table:style-name="ce3">
            <text:p>2.74878E+11</text:p>
          </table:table-cell>
          <table:table-cell office:value-type="float" office:value="549755813888" table:formula="of:=[.B39]*[.$B$2]" table:style-name="ce3">
            <text:p>5.49756E+11</text:p>
          </table:table-cell>
          <table:table-cell office:value-type="float" office:value="1099511627776" table:formula="of:=[.C39]*[.$B$2]" table:style-name="ce3">
            <text:p>1.09951E+12</text:p>
          </table:table-cell>
          <table:table-cell office:value-type="float" office:value="2199023255552" table:formula="of:=[.$B$2]*[.D39]" table:style-name="ce3">
            <text:p>2.19902E+12</text:p>
          </table:table-cell>
          <table:table-cell office:value-type="float" office:value="4398046511104" table:formula="of:=[.$B$3]*[.E38]" table:style-name="ce3">
            <text:p>4.39805E+12</text:p>
          </table:table-cell>
          <table:table-cell table:number-columns-repeated="16378"/>
        </table:table-row>
        <table:table-row table:style-name="ro2">
          <table:table-cell office:value-type="float" office:value="39" table:formula="of:=[.A39]+1" table:style-name="ce1">
            <text:p>39</text:p>
          </table:table-cell>
          <table:table-cell office:value-type="float" office:value="549755813888" table:formula="of:=[.B39]*[.$A$3]" table:style-name="ce3">
            <text:p>5.49756E+11</text:p>
          </table:table-cell>
          <table:table-cell office:value-type="float" office:value="1099511627776" table:formula="of:=[.B40]*[.$B$2]" table:style-name="ce3">
            <text:p>1.09951E+12</text:p>
          </table:table-cell>
          <table:table-cell office:value-type="float" office:value="2199023255552" table:formula="of:=[.C40]*[.$B$2]" table:style-name="ce3">
            <text:p>2.19902E+12</text:p>
          </table:table-cell>
          <table:table-cell office:value-type="float" office:value="4398046511104" table:formula="of:=[.$B$2]*[.D40]" table:style-name="ce3">
            <text:p>4.39805E+12</text:p>
          </table:table-cell>
          <table:table-cell office:value-type="float" office:value="8796093022208" table:formula="of:=[.$B$3]*[.E39]" table:style-name="ce3">
            <text:p>8.79609E+12</text:p>
          </table:table-cell>
          <table:table-cell table:number-columns-repeated="16378"/>
        </table:table-row>
        <table:table-row table:style-name="ro2">
          <table:table-cell office:value-type="float" office:value="40" table:formula="of:=[.A40]+1" table:style-name="ce1">
            <text:p>40</text:p>
          </table:table-cell>
          <table:table-cell office:value-type="float" office:value="1099511627776" table:formula="of:=[.B40]*[.$A$3]" table:style-name="ce3">
            <text:p>1.09951E+12</text:p>
          </table:table-cell>
          <table:table-cell office:value-type="float" office:value="2199023255552" table:formula="of:=[.B41]*[.$B$2]" table:style-name="ce3">
            <text:p>2.19902E+12</text:p>
          </table:table-cell>
          <table:table-cell office:value-type="float" office:value="4398046511104" table:formula="of:=[.C41]*[.$B$2]" table:style-name="ce3">
            <text:p>4.39805E+12</text:p>
          </table:table-cell>
          <table:table-cell office:value-type="float" office:value="8796093022208" table:formula="of:=[.$B$2]*[.D41]" table:style-name="ce3">
            <text:p>8.79609E+12</text:p>
          </table:table-cell>
          <table:table-cell office:value-type="float" office:value="17592186044416" table:formula="of:=[.$B$3]*[.E40]" table:style-name="ce3">
            <text:p>1.75922E+13</text:p>
          </table:table-cell>
          <table:table-cell table:number-columns-repeated="16378"/>
        </table:table-row>
        <table:table-row table:style-name="ro2">
          <table:table-cell office:value-type="float" office:value="41" table:formula="of:=[.A41]+1" table:style-name="ce1">
            <text:p>41</text:p>
          </table:table-cell>
          <table:table-cell office:value-type="float" office:value="2199023255552" table:formula="of:=[.B41]*[.$A$3]" table:style-name="ce3">
            <text:p>2.19902E+12</text:p>
          </table:table-cell>
          <table:table-cell office:value-type="float" office:value="4398046511104" table:formula="of:=[.B42]*[.$B$2]" table:style-name="ce3">
            <text:p>4.39805E+12</text:p>
          </table:table-cell>
          <table:table-cell office:value-type="float" office:value="8796093022208" table:formula="of:=[.C42]*[.$B$2]" table:style-name="ce3">
            <text:p>8.79609E+12</text:p>
          </table:table-cell>
          <table:table-cell office:value-type="float" office:value="17592186044416" table:formula="of:=[.$B$2]*[.D42]" table:style-name="ce3">
            <text:p>1.75922E+13</text:p>
          </table:table-cell>
          <table:table-cell office:value-type="float" office:value="35184372088832" table:formula="of:=[.$B$3]*[.E41]" table:style-name="ce3">
            <text:p>3.51844E+13</text:p>
          </table:table-cell>
          <table:table-cell table:number-columns-repeated="16378"/>
        </table:table-row>
        <table:table-row table:style-name="ro2">
          <table:table-cell office:value-type="float" office:value="42" table:formula="of:=[.A42]+1" table:style-name="ce1">
            <text:p>42</text:p>
          </table:table-cell>
          <table:table-cell office:value-type="float" office:value="4398046511104" table:formula="of:=[.B42]*[.$A$3]" table:style-name="ce3">
            <text:p>4.39805E+12</text:p>
          </table:table-cell>
          <table:table-cell office:value-type="float" office:value="8796093022208" table:formula="of:=[.B43]*[.$B$2]" table:style-name="ce3">
            <text:p>8.79609E+12</text:p>
          </table:table-cell>
          <table:table-cell office:value-type="float" office:value="17592186044416" table:formula="of:=[.C43]*[.$B$2]" table:style-name="ce3">
            <text:p>1.75922E+13</text:p>
          </table:table-cell>
          <table:table-cell office:value-type="float" office:value="35184372088832" table:formula="of:=[.$B$2]*[.D43]" table:style-name="ce3">
            <text:p>3.51844E+13</text:p>
          </table:table-cell>
          <table:table-cell office:value-type="float" office:value="70368744177664" table:formula="of:=[.$B$3]*[.E42]" table:style-name="ce3">
            <text:p>7.03687E+13</text:p>
          </table:table-cell>
          <table:table-cell table:number-columns-repeated="16378"/>
        </table:table-row>
        <table:table-row table:style-name="ro2">
          <table:table-cell office:value-type="float" office:value="43" table:formula="of:=[.A43]+1" table:style-name="ce1">
            <text:p>43</text:p>
          </table:table-cell>
          <table:table-cell office:value-type="float" office:value="8796093022208" table:formula="of:=[.B43]*[.$A$3]" table:style-name="ce3">
            <text:p>8.79609E+12</text:p>
          </table:table-cell>
          <table:table-cell office:value-type="float" office:value="17592186044416" table:formula="of:=[.B44]*[.$B$2]" table:style-name="ce3">
            <text:p>1.75922E+13</text:p>
          </table:table-cell>
          <table:table-cell office:value-type="float" office:value="35184372088832" table:formula="of:=[.C44]*[.$B$2]" table:style-name="ce3">
            <text:p>3.51844E+13</text:p>
          </table:table-cell>
          <table:table-cell office:value-type="float" office:value="70368744177664" table:formula="of:=[.$B$2]*[.D44]" table:style-name="ce3">
            <text:p>7.03687E+13</text:p>
          </table:table-cell>
          <table:table-cell office:value-type="float" office:value="140737488355328" table:formula="of:=[.$B$3]*[.E43]" table:style-name="ce3">
            <text:p>1.40737E+14</text:p>
          </table:table-cell>
          <table:table-cell table:number-columns-repeated="16378"/>
        </table:table-row>
        <table:table-row table:style-name="ro2">
          <table:table-cell office:value-type="float" office:value="44" table:formula="of:=[.A44]+1" table:style-name="ce1">
            <text:p>44</text:p>
          </table:table-cell>
          <table:table-cell office:value-type="float" office:value="17592186044416" table:formula="of:=[.B44]*[.$A$3]" table:style-name="ce3">
            <text:p>1.75922E+13</text:p>
          </table:table-cell>
          <table:table-cell office:value-type="float" office:value="35184372088832" table:formula="of:=[.B45]*[.$B$2]" table:style-name="ce3">
            <text:p>3.51844E+13</text:p>
          </table:table-cell>
          <table:table-cell office:value-type="float" office:value="70368744177664" table:formula="of:=[.C45]*[.$B$2]" table:style-name="ce3">
            <text:p>7.03687E+13</text:p>
          </table:table-cell>
          <table:table-cell office:value-type="float" office:value="140737488355328" table:formula="of:=[.$B$2]*[.D45]" table:style-name="ce3">
            <text:p>1.40737E+14</text:p>
          </table:table-cell>
          <table:table-cell office:value-type="float" office:value="281474976710656" table:formula="of:=[.$B$3]*[.E44]" table:style-name="ce3">
            <text:p>2.81475E+14</text:p>
          </table:table-cell>
          <table:table-cell table:number-columns-repeated="16378"/>
        </table:table-row>
        <table:table-row table:style-name="ro2">
          <table:table-cell office:value-type="float" office:value="45" table:formula="of:=[.A45]+1" table:style-name="ce1">
            <text:p>45</text:p>
          </table:table-cell>
          <table:table-cell office:value-type="float" office:value="35184372088832" table:formula="of:=[.B45]*[.$A$3]" table:style-name="ce3">
            <text:p>3.51844E+13</text:p>
          </table:table-cell>
          <table:table-cell office:value-type="float" office:value="70368744177664" table:formula="of:=[.B46]*[.$B$2]" table:style-name="ce3">
            <text:p>7.03687E+13</text:p>
          </table:table-cell>
          <table:table-cell office:value-type="float" office:value="140737488355328" table:formula="of:=[.C46]*[.$B$2]" table:style-name="ce3">
            <text:p>1.40737E+14</text:p>
          </table:table-cell>
          <table:table-cell office:value-type="float" office:value="281474976710656" table:formula="of:=[.$B$2]*[.D46]" table:style-name="ce3">
            <text:p>2.81475E+14</text:p>
          </table:table-cell>
          <table:table-cell office:value-type="float" office:value="562949953421312" table:formula="of:=[.$B$3]*[.E45]" table:style-name="ce3">
            <text:p>5.6295E+14</text:p>
          </table:table-cell>
          <table:table-cell table:number-columns-repeated="16378"/>
        </table:table-row>
        <table:table-row table:number-rows-repeated="1048530" table:style-name="ro3">
          <table:table-cell table:number-columns-repeated="16384"/>
        </table:table-row>
      </table:table>
      <table:table table:name="Sheet2" table:style-name="ta1">
        <table:table-column table:style-name="co1" table:number-columns-repeated="1024" table:default-cell-style-name="ce1"/>
        <table:table-column table:style-name="co2" table:number-columns-repeated="15360" table:default-cell-style-name="ce1"/>
        <table:table-row table:style-name="ro1">
          <table:table-cell office:value-type="string" office:string-value="a" table:formula="of:=[Sheet1.A1]" table:style-name="ce1">
            <text:p>a</text:p>
          </table:table-cell>
          <table:table-cell office:value-type="string" office:string-value="b" table:formula="of:=[Sheet1.B1]" table:style-name="ce1">
            <text:p>b</text:p>
          </table:table-cell>
          <table:table-cell office:value-type="string" office:string-value="c" table:formula="of:=[Sheet1.C1]" table:style-name="ce1">
            <text:p>c</text:p>
          </table:table-cell>
          <table:table-cell office:value-type="string" office:string-value="d" table:formula="of:=[Sheet1.D1]" table:style-name="ce1">
            <text:p>d</text:p>
          </table:table-cell>
          <table:table-cell office:value-type="string" office:string-value="e" table:formula="of:=[Sheet1.E1]" table:style-name="ce1">
            <text:p>e</text:p>
          </table:table-cell>
          <table:table-cell office:value-type="string" office:string-value="f" table:formula="of:=[Sheet1.F1]" table:style-name="ce1">
            <text:p>f</text:p>
          </table:table-cell>
          <table:table-cell table:number-columns-repeated="16378"/>
        </table:table-row>
        <table:table-row table:style-name="ro1">
          <table:table-cell office:value-type="float" office:value="1" table:formula="of:=[Sheet1.A2]" table:style-name="ce1">
            <text:p>1</text:p>
          </table:table-cell>
          <table:table-cell office:value-type="float" office:value="6.0606060606060608E-2" table:formula="of:=[Sheet1.B2]/33" table:style-name="ce1">
            <text:p>0.060606061</text:p>
          </table:table-cell>
          <table:table-cell office:value-type="float" office:value="9.0909090909090912E-2" table:formula="of:=[Sheet1.C2]/33" table:style-name="ce1">
            <text:p>0.090909091</text:p>
          </table:table-cell>
          <table:table-cell office:value-type="float" office:value="0.12121212121212122" table:formula="of:=[Sheet1.D2]/33" table:style-name="ce1">
            <text:p>0.121212121</text:p>
          </table:table-cell>
          <table:table-cell office:value-type="float" office:value="0.15151515151515152" table:formula="of:=[Sheet1.E2]/33" table:style-name="ce1">
            <text:p>0.151515152</text:p>
          </table:table-cell>
          <table:table-cell office:value-type="float" office:value="0.18181818181818182" table:formula="of:=[Sheet1.F2]/33" table:style-name="ce1">
            <text:p>0.181818182</text:p>
          </table:table-cell>
          <table:table-cell table:number-columns-repeated="16378"/>
        </table:table-row>
        <table:table-row table:style-name="ro1">
          <table:table-cell office:value-type="float" office:value="2" table:formula="of:=[Sheet1.A3]" table:style-name="ce1">
            <text:p>2</text:p>
          </table:table-cell>
          <table:table-cell office:value-type="float" office:value="0.12121212121212122" table:formula="of:=[Sheet1.B3]/33" table:style-name="ce1">
            <text:p>0.121212121</text:p>
          </table:table-cell>
          <table:table-cell office:value-type="float" office:value="0.24242424242424243" table:formula="of:=[Sheet1.C3]/33" table:style-name="ce1">
            <text:p>0.242424242</text:p>
          </table:table-cell>
          <table:table-cell office:value-type="float" office:value="0.48484848484848486" table:formula="of:=[Sheet1.D3]/33" table:style-name="ce1">
            <text:p>0.484848485</text:p>
          </table:table-cell>
          <table:table-cell office:value-type="float" office:value="0.96969696969696972" table:formula="of:=[Sheet1.E3]/33" table:style-name="ce1">
            <text:p>0.96969697</text:p>
          </table:table-cell>
          <table:table-cell office:value-type="float" office:value="1.9393939393939394" table:formula="of:=[Sheet1.F3]/33" table:style-name="ce1">
            <text:p>1.939393939</text:p>
          </table:table-cell>
          <table:table-cell table:number-columns-repeated="16378"/>
        </table:table-row>
        <table:table-row table:style-name="ro1">
          <table:table-cell office:value-type="float" office:value="3" table:formula="of:=[Sheet1.A4]" table:style-name="ce1">
            <text:p>3</text:p>
          </table:table-cell>
          <table:table-cell office:value-type="float" office:value="0.24242424242424243" table:formula="of:=[Sheet1.B4]/33" table:style-name="ce1">
            <text:p>0.242424242</text:p>
          </table:table-cell>
          <table:table-cell office:value-type="float" office:value="0.48484848484848486" table:formula="of:=[Sheet1.C4]/33" table:style-name="ce1">
            <text:p>0.484848485</text:p>
          </table:table-cell>
          <table:table-cell office:value-type="float" office:value="0.96969696969696972" table:formula="of:=[Sheet1.D4]/33" table:style-name="ce1">
            <text:p>0.96969697</text:p>
          </table:table-cell>
          <table:table-cell office:value-type="float" office:value="1.9393939393939394" table:formula="of:=[Sheet1.E4]/33" table:style-name="ce1">
            <text:p>1.939393939</text:p>
          </table:table-cell>
          <table:table-cell office:value-type="float" office:value="3.8787878787878789" table:formula="of:=[Sheet1.F4]/33" table:style-name="ce1">
            <text:p>3.878787879</text:p>
          </table:table-cell>
          <table:table-cell table:number-columns-repeated="16378"/>
        </table:table-row>
        <table:table-row table:style-name="ro1">
          <table:table-cell office:value-type="float" office:value="4" table:formula="of:=[Sheet1.A5]" table:style-name="ce1">
            <text:p>4</text:p>
          </table:table-cell>
          <table:table-cell office:value-type="float" office:value="0.48484848484848486" table:formula="of:=[Sheet1.B5]/33" table:style-name="ce1">
            <text:p>0.484848485</text:p>
          </table:table-cell>
          <table:table-cell office:value-type="float" office:value="0.96969696969696972" table:formula="of:=[Sheet1.C5]/33" table:style-name="ce1">
            <text:p>0.96969697</text:p>
          </table:table-cell>
          <table:table-cell office:value-type="float" office:value="1.9393939393939394" table:formula="of:=[Sheet1.D5]/33" table:style-name="ce1">
            <text:p>1.939393939</text:p>
          </table:table-cell>
          <table:table-cell office:value-type="float" office:value="3.8787878787878789" table:formula="of:=[Sheet1.E5]/33" table:style-name="ce1">
            <text:p>3.878787879</text:p>
          </table:table-cell>
          <table:table-cell office:value-type="float" office:value="7.7575757575757578" table:formula="of:=[Sheet1.F5]/33" table:style-name="ce1">
            <text:p>7.757575758</text:p>
          </table:table-cell>
          <table:table-cell table:number-columns-repeated="16378"/>
        </table:table-row>
        <table:table-row table:style-name="ro1">
          <table:table-cell office:value-type="float" office:value="5" table:formula="of:=[Sheet1.A6]" table:style-name="ce1">
            <text:p>5</text:p>
          </table:table-cell>
          <table:table-cell office:value-type="float" office:value="0.96969696969696972" table:formula="of:=[Sheet1.B6]/33" table:style-name="ce1">
            <text:p>0.96969697</text:p>
          </table:table-cell>
          <table:table-cell office:value-type="float" office:value="1.9393939393939394" table:formula="of:=[Sheet1.C6]/33" table:style-name="ce1">
            <text:p>1.939393939</text:p>
          </table:table-cell>
          <table:table-cell office:value-type="float" office:value="3.8787878787878789" table:formula="of:=[Sheet1.D6]/33" table:style-name="ce1">
            <text:p>3.878787879</text:p>
          </table:table-cell>
          <table:table-cell office:value-type="float" office:value="7.7575757575757578" table:formula="of:=[Sheet1.E6]/33" table:style-name="ce1">
            <text:p>7.757575758</text:p>
          </table:table-cell>
          <table:table-cell office:value-type="float" office:value="15.515151515151516" table:formula="of:=[Sheet1.F6]/33" table:style-name="ce1">
            <text:p>15.51515152</text:p>
          </table:table-cell>
          <table:table-cell table:number-columns-repeated="16378"/>
        </table:table-row>
        <table:table-row table:style-name="ro1">
          <table:table-cell office:value-type="float" office:value="6" table:formula="of:=[Sheet1.A7]" table:style-name="ce1">
            <text:p>6</text:p>
          </table:table-cell>
          <table:table-cell office:value-type="float" office:value="1.9393939393939394" table:formula="of:=[Sheet1.B7]/33" table:style-name="ce1">
            <text:p>1.939393939</text:p>
          </table:table-cell>
          <table:table-cell office:value-type="float" office:value="3.8787878787878789" table:formula="of:=[Sheet1.C7]/33" table:style-name="ce1">
            <text:p>3.878787879</text:p>
          </table:table-cell>
          <table:table-cell office:value-type="float" office:value="7.7575757575757578" table:formula="of:=[Sheet1.D7]/33" table:style-name="ce1">
            <text:p>7.757575758</text:p>
          </table:table-cell>
          <table:table-cell office:value-type="float" office:value="15.515151515151516" table:formula="of:=[Sheet1.E7]/33" table:style-name="ce1">
            <text:p>15.51515152</text:p>
          </table:table-cell>
          <table:table-cell office:value-type="float" office:value="31.030303030303031" table:formula="of:=[Sheet1.F7]/33" table:style-name="ce1">
            <text:p>31.03030303</text:p>
          </table:table-cell>
          <table:table-cell table:number-columns-repeated="16378"/>
        </table:table-row>
        <table:table-row table:style-name="ro1">
          <table:table-cell office:value-type="float" office:value="7" table:formula="of:=[Sheet1.A8]" table:style-name="ce1">
            <text:p>7</text:p>
          </table:table-cell>
          <table:table-cell office:value-type="float" office:value="3.8787878787878789" table:formula="of:=[Sheet1.B8]/33" table:style-name="ce1">
            <text:p>3.878787879</text:p>
          </table:table-cell>
          <table:table-cell office:value-type="float" office:value="7.7575757575757578" table:formula="of:=[Sheet1.C8]/33" table:style-name="ce1">
            <text:p>7.757575758</text:p>
          </table:table-cell>
          <table:table-cell office:value-type="float" office:value="15.515151515151516" table:formula="of:=[Sheet1.D8]/33" table:style-name="ce1">
            <text:p>15.51515152</text:p>
          </table:table-cell>
          <table:table-cell office:value-type="float" office:value="31.030303030303031" table:formula="of:=[Sheet1.E8]/33" table:style-name="ce1">
            <text:p>31.03030303</text:p>
          </table:table-cell>
          <table:table-cell office:value-type="float" office:value="62.060606060606062" table:formula="of:=[Sheet1.F8]/33" table:style-name="ce1">
            <text:p>62.06060606</text:p>
          </table:table-cell>
          <table:table-cell table:number-columns-repeated="16378"/>
        </table:table-row>
        <table:table-row table:style-name="ro1">
          <table:table-cell office:value-type="float" office:value="8" table:formula="of:=[Sheet1.A9]" table:style-name="ce1">
            <text:p>8</text:p>
          </table:table-cell>
          <table:table-cell office:value-type="float" office:value="7.7575757575757578" table:formula="of:=[Sheet1.B9]/33" table:style-name="ce1">
            <text:p>7.757575758</text:p>
          </table:table-cell>
          <table:table-cell office:value-type="float" office:value="15.515151515151516" table:formula="of:=[Sheet1.C9]/33" table:style-name="ce1">
            <text:p>15.51515152</text:p>
          </table:table-cell>
          <table:table-cell office:value-type="float" office:value="31.030303030303031" table:formula="of:=[Sheet1.D9]/33" table:style-name="ce1">
            <text:p>31.03030303</text:p>
          </table:table-cell>
          <table:table-cell office:value-type="float" office:value="62.060606060606062" table:formula="of:=[Sheet1.E9]/33" table:style-name="ce1">
            <text:p>62.06060606</text:p>
          </table:table-cell>
          <table:table-cell office:value-type="float" office:value="124.12121212121212" table:formula="of:=[Sheet1.F9]/33" table:style-name="ce1">
            <text:p>124.1212121</text:p>
          </table:table-cell>
          <table:table-cell table:number-columns-repeated="16378"/>
        </table:table-row>
        <table:table-row table:style-name="ro1">
          <table:table-cell office:value-type="float" office:value="9" table:formula="of:=[Sheet1.A10]" table:style-name="ce1">
            <text:p>9</text:p>
          </table:table-cell>
          <table:table-cell office:value-type="float" office:value="15.515151515151516" table:formula="of:=[Sheet1.B10]/33" table:style-name="ce1">
            <text:p>15.51515152</text:p>
          </table:table-cell>
          <table:table-cell office:value-type="float" office:value="31.030303030303031" table:formula="of:=[Sheet1.C10]/33" table:style-name="ce1">
            <text:p>31.03030303</text:p>
          </table:table-cell>
          <table:table-cell office:value-type="float" office:value="62.060606060606062" table:formula="of:=[Sheet1.D10]/33" table:style-name="ce1">
            <text:p>62.06060606</text:p>
          </table:table-cell>
          <table:table-cell office:value-type="float" office:value="124.12121212121212" table:formula="of:=[Sheet1.E10]/33" table:style-name="ce1">
            <text:p>124.1212121</text:p>
          </table:table-cell>
          <table:table-cell office:value-type="float" office:value="248.24242424242425" table:formula="of:=[Sheet1.F10]/33" table:style-name="ce1">
            <text:p>248.2424242</text:p>
          </table:table-cell>
          <table:table-cell table:number-columns-repeated="16378"/>
        </table:table-row>
        <table:table-row table:style-name="ro1">
          <table:table-cell office:value-type="float" office:value="10" table:formula="of:=[Sheet1.A11]" table:style-name="ce1">
            <text:p>10</text:p>
          </table:table-cell>
          <table:table-cell office:value-type="float" office:value="31.030303030303031" table:formula="of:=[Sheet1.B11]/33" table:style-name="ce1">
            <text:p>31.03030303</text:p>
          </table:table-cell>
          <table:table-cell office:value-type="float" office:value="62.060606060606062" table:formula="of:=[Sheet1.C11]/33" table:style-name="ce1">
            <text:p>62.06060606</text:p>
          </table:table-cell>
          <table:table-cell office:value-type="float" office:value="124.12121212121212" table:formula="of:=[Sheet1.D11]/33" table:style-name="ce1">
            <text:p>124.1212121</text:p>
          </table:table-cell>
          <table:table-cell office:value-type="float" office:value="248.24242424242425" table:formula="of:=[Sheet1.E11]/33" table:style-name="ce1">
            <text:p>248.2424242</text:p>
          </table:table-cell>
          <table:table-cell office:value-type="float" office:value="496.4848484848485" table:formula="of:=[Sheet1.F11]/33" table:style-name="ce1">
            <text:p>496.4848485</text:p>
          </table:table-cell>
          <table:table-cell table:number-columns-repeated="16378"/>
        </table:table-row>
        <table:table-row table:style-name="ro1">
          <table:table-cell office:value-type="float" office:value="11" table:formula="of:=[Sheet1.A12]" table:style-name="ce1">
            <text:p>11</text:p>
          </table:table-cell>
          <table:table-cell office:value-type="float" office:value="62.060606060606062" table:formula="of:=[Sheet1.B12]/33" table:style-name="ce1">
            <text:p>62.06060606</text:p>
          </table:table-cell>
          <table:table-cell office:value-type="float" office:value="124.12121212121212" table:formula="of:=[Sheet1.C12]/33" table:style-name="ce1">
            <text:p>124.1212121</text:p>
          </table:table-cell>
          <table:table-cell office:value-type="float" office:value="248.24242424242425" table:formula="of:=[Sheet1.D12]/33" table:style-name="ce1">
            <text:p>248.2424242</text:p>
          </table:table-cell>
          <table:table-cell office:value-type="float" office:value="496.4848484848485" table:formula="of:=[Sheet1.E12]/33" table:style-name="ce1">
            <text:p>496.4848485</text:p>
          </table:table-cell>
          <table:table-cell office:value-type="float" office:value="992.969696969697" table:formula="of:=[Sheet1.F12]/33" table:style-name="ce1">
            <text:p>992.969697</text:p>
          </table:table-cell>
          <table:table-cell table:number-columns-repeated="16378"/>
        </table:table-row>
        <table:table-row table:style-name="ro1">
          <table:table-cell office:value-type="float" office:value="12" table:formula="of:=[Sheet1.A13]" table:style-name="ce1">
            <text:p>12</text:p>
          </table:table-cell>
          <table:table-cell office:value-type="float" office:value="124.12121212121212" table:formula="of:=[Sheet1.B13]/33" table:style-name="ce1">
            <text:p>124.1212121</text:p>
          </table:table-cell>
          <table:table-cell office:value-type="float" office:value="248.24242424242425" table:formula="of:=[Sheet1.C13]/33" table:style-name="ce1">
            <text:p>248.2424242</text:p>
          </table:table-cell>
          <table:table-cell office:value-type="float" office:value="496.4848484848485" table:formula="of:=[Sheet1.D13]/33" table:style-name="ce1">
            <text:p>496.4848485</text:p>
          </table:table-cell>
          <table:table-cell office:value-type="float" office:value="992.969696969697" table:formula="of:=[Sheet1.E13]/33" table:style-name="ce1">
            <text:p>992.969697</text:p>
          </table:table-cell>
          <table:table-cell office:value-type="float" office:value="1985.939393939394" table:formula="of:=[Sheet1.F13]/33" table:style-name="ce1">
            <text:p>1985.939394</text:p>
          </table:table-cell>
          <table:table-cell table:number-columns-repeated="16378"/>
        </table:table-row>
        <table:table-row table:style-name="ro1">
          <table:table-cell office:value-type="float" office:value="13" table:formula="of:=[Sheet1.A14]" table:style-name="ce1">
            <text:p>13</text:p>
          </table:table-cell>
          <table:table-cell office:value-type="float" office:value="248.24242424242425" table:formula="of:=[Sheet1.B14]/33" table:style-name="ce1">
            <text:p>248.2424242</text:p>
          </table:table-cell>
          <table:table-cell office:value-type="float" office:value="496.4848484848485" table:formula="of:=[Sheet1.C14]/33" table:style-name="ce1">
            <text:p>496.4848485</text:p>
          </table:table-cell>
          <table:table-cell office:value-type="float" office:value="992.969696969697" table:formula="of:=[Sheet1.D14]/33" table:style-name="ce1">
            <text:p>992.969697</text:p>
          </table:table-cell>
          <table:table-cell office:value-type="float" office:value="1985.939393939394" table:formula="of:=[Sheet1.E14]/33" table:style-name="ce1">
            <text:p>1985.939394</text:p>
          </table:table-cell>
          <table:table-cell office:value-type="float" office:value="3971.878787878788" table:formula="of:=[Sheet1.F14]/33" table:style-name="ce1">
            <text:p>3971.878788</text:p>
          </table:table-cell>
          <table:table-cell table:number-columns-repeated="16378"/>
        </table:table-row>
        <table:table-row table:style-name="ro1">
          <table:table-cell office:value-type="float" office:value="14" table:formula="of:=[Sheet1.A15]" table:style-name="ce1">
            <text:p>14</text:p>
          </table:table-cell>
          <table:table-cell office:value-type="float" office:value="496.4848484848485" table:formula="of:=[Sheet1.B15]/33" table:style-name="ce1">
            <text:p>496.4848485</text:p>
          </table:table-cell>
          <table:table-cell office:value-type="float" office:value="992.969696969697" table:formula="of:=[Sheet1.C15]/33" table:style-name="ce1">
            <text:p>992.969697</text:p>
          </table:table-cell>
          <table:table-cell office:value-type="float" office:value="1985.939393939394" table:formula="of:=[Sheet1.D15]/33" table:style-name="ce1">
            <text:p>1985.939394</text:p>
          </table:table-cell>
          <table:table-cell office:value-type="float" office:value="3971.878787878788" table:formula="of:=[Sheet1.E15]/33" table:style-name="ce1">
            <text:p>3971.878788</text:p>
          </table:table-cell>
          <table:table-cell office:value-type="float" office:value="7943.757575757576" table:formula="of:=[Sheet1.F15]/33" table:style-name="ce1">
            <text:p>7943.757576</text:p>
          </table:table-cell>
          <table:table-cell table:number-columns-repeated="16378"/>
        </table:table-row>
        <table:table-row table:style-name="ro1">
          <table:table-cell office:value-type="float" office:value="15" table:formula="of:=[Sheet1.A16]" table:style-name="ce1">
            <text:p>15</text:p>
          </table:table-cell>
          <table:table-cell office:value-type="float" office:value="992.969696969697" table:formula="of:=[Sheet1.B16]/33" table:style-name="ce1">
            <text:p>992.969697</text:p>
          </table:table-cell>
          <table:table-cell office:value-type="float" office:value="1985.939393939394" table:formula="of:=[Sheet1.C16]/33" table:style-name="ce1">
            <text:p>1985.939394</text:p>
          </table:table-cell>
          <table:table-cell office:value-type="float" office:value="3971.878787878788" table:formula="of:=[Sheet1.D16]/33" table:style-name="ce1">
            <text:p>3971.878788</text:p>
          </table:table-cell>
          <table:table-cell office:value-type="float" office:value="7943.757575757576" table:formula="of:=[Sheet1.E16]/33" table:style-name="ce1">
            <text:p>7943.757576</text:p>
          </table:table-cell>
          <table:table-cell office:value-type="float" office:value="15887.515151515152" table:formula="of:=[Sheet1.F16]/33" table:style-name="ce1">
            <text:p>15887.51515</text:p>
          </table:table-cell>
          <table:table-cell table:number-columns-repeated="16378"/>
        </table:table-row>
        <table:table-row table:style-name="ro1">
          <table:table-cell office:value-type="float" office:value="16" table:formula="of:=[Sheet1.A17]" table:style-name="ce1">
            <text:p>16</text:p>
          </table:table-cell>
          <table:table-cell office:value-type="float" office:value="1985.939393939394" table:formula="of:=[Sheet1.B17]/33" table:style-name="ce1">
            <text:p>1985.939394</text:p>
          </table:table-cell>
          <table:table-cell office:value-type="float" office:value="3971.878787878788" table:formula="of:=[Sheet1.C17]/33" table:style-name="ce1">
            <text:p>3971.878788</text:p>
          </table:table-cell>
          <table:table-cell office:value-type="float" office:value="7943.757575757576" table:formula="of:=[Sheet1.D17]/33" table:style-name="ce1">
            <text:p>7943.757576</text:p>
          </table:table-cell>
          <table:table-cell office:value-type="float" office:value="15887.515151515152" table:formula="of:=[Sheet1.E17]/33" table:style-name="ce1">
            <text:p>15887.51515</text:p>
          </table:table-cell>
          <table:table-cell office:value-type="float" office:value="31775.030303030304" table:formula="of:=[Sheet1.F17]/33" table:style-name="ce1">
            <text:p>31775.0303</text:p>
          </table:table-cell>
          <table:table-cell table:number-columns-repeated="16378"/>
        </table:table-row>
        <table:table-row table:style-name="ro1">
          <table:table-cell office:value-type="float" office:value="17" table:formula="of:=[Sheet1.A18]" table:style-name="ce1">
            <text:p>17</text:p>
          </table:table-cell>
          <table:table-cell office:value-type="float" office:value="3971.878787878788" table:formula="of:=[Sheet1.B18]/33" table:style-name="ce1">
            <text:p>3971.878788</text:p>
          </table:table-cell>
          <table:table-cell office:value-type="float" office:value="7943.757575757576" table:formula="of:=[Sheet1.C18]/33" table:style-name="ce1">
            <text:p>7943.757576</text:p>
          </table:table-cell>
          <table:table-cell office:value-type="float" office:value="15887.515151515152" table:formula="of:=[Sheet1.D18]/33" table:style-name="ce1">
            <text:p>15887.51515</text:p>
          </table:table-cell>
          <table:table-cell office:value-type="float" office:value="31775.030303030304" table:formula="of:=[Sheet1.E18]/33" table:style-name="ce1">
            <text:p>31775.0303</text:p>
          </table:table-cell>
          <table:table-cell office:value-type="float" office:value="63550.060606060608" table:formula="of:=[Sheet1.F18]/33" table:style-name="ce1">
            <text:p>63550.06061</text:p>
          </table:table-cell>
          <table:table-cell table:number-columns-repeated="16378"/>
        </table:table-row>
        <table:table-row table:style-name="ro1">
          <table:table-cell office:value-type="float" office:value="18" table:formula="of:=[Sheet1.A19]" table:style-name="ce1">
            <text:p>18</text:p>
          </table:table-cell>
          <table:table-cell office:value-type="float" office:value="7943.757575757576" table:formula="of:=[Sheet1.B19]/33" table:style-name="ce1">
            <text:p>7943.757576</text:p>
          </table:table-cell>
          <table:table-cell office:value-type="float" office:value="15887.515151515152" table:formula="of:=[Sheet1.C19]/33" table:style-name="ce1">
            <text:p>15887.51515</text:p>
          </table:table-cell>
          <table:table-cell office:value-type="float" office:value="31775.030303030304" table:formula="of:=[Sheet1.D19]/33" table:style-name="ce1">
            <text:p>31775.0303</text:p>
          </table:table-cell>
          <table:table-cell office:value-type="float" office:value="63550.060606060608" table:formula="of:=[Sheet1.E19]/33" table:style-name="ce1">
            <text:p>63550.06061</text:p>
          </table:table-cell>
          <table:table-cell office:value-type="float" office:value="127100.12121212122" table:formula="of:=[Sheet1.F19]/33" table:style-name="ce1">
            <text:p>127100.1212</text:p>
          </table:table-cell>
          <table:table-cell table:number-columns-repeated="16378"/>
        </table:table-row>
        <table:table-row table:style-name="ro1">
          <table:table-cell office:value-type="float" office:value="19" table:formula="of:=[Sheet1.A20]" table:style-name="ce1">
            <text:p>19</text:p>
          </table:table-cell>
          <table:table-cell office:value-type="float" office:value="15887.515151515152" table:formula="of:=[Sheet1.B20]/33" table:style-name="ce1">
            <text:p>15887.51515</text:p>
          </table:table-cell>
          <table:table-cell office:value-type="float" office:value="31775.030303030304" table:formula="of:=[Sheet1.C20]/33" table:style-name="ce1">
            <text:p>31775.0303</text:p>
          </table:table-cell>
          <table:table-cell office:value-type="float" office:value="63550.060606060608" table:formula="of:=[Sheet1.D20]/33" table:style-name="ce1">
            <text:p>63550.06061</text:p>
          </table:table-cell>
          <table:table-cell office:value-type="float" office:value="127100.12121212122" table:formula="of:=[Sheet1.E20]/33" table:style-name="ce1">
            <text:p>127100.1212</text:p>
          </table:table-cell>
          <table:table-cell office:value-type="float" office:value="254200.24242424243" table:formula="of:=[Sheet1.F20]/33" table:style-name="ce1">
            <text:p>254200.2424</text:p>
          </table:table-cell>
          <table:table-cell table:number-columns-repeated="16378"/>
        </table:table-row>
        <table:table-row table:style-name="ro1">
          <table:table-cell office:value-type="float" office:value="20" table:formula="of:=[Sheet1.A21]" table:style-name="ce1">
            <text:p>20</text:p>
          </table:table-cell>
          <table:table-cell office:value-type="float" office:value="31775.030303030304" table:formula="of:=[Sheet1.B21]/33" table:style-name="ce1">
            <text:p>31775.0303</text:p>
          </table:table-cell>
          <table:table-cell office:value-type="float" office:value="63550.060606060608" table:formula="of:=[Sheet1.C21]/33" table:style-name="ce1">
            <text:p>63550.06061</text:p>
          </table:table-cell>
          <table:table-cell office:value-type="float" office:value="127100.12121212122" table:formula="of:=[Sheet1.D21]/33" table:style-name="ce1">
            <text:p>127100.1212</text:p>
          </table:table-cell>
          <table:table-cell office:value-type="float" office:value="254200.24242424243" table:formula="of:=[Sheet1.E21]/33" table:style-name="ce1">
            <text:p>254200.2424</text:p>
          </table:table-cell>
          <table:table-cell office:value-type="float" office:value="508400.48484848486" table:formula="of:=[Sheet1.F21]/33" table:style-name="ce1">
            <text:p>508400.4848</text:p>
          </table:table-cell>
          <table:table-cell table:number-columns-repeated="16378"/>
        </table:table-row>
        <table:table-row table:style-name="ro1">
          <table:table-cell office:value-type="float" office:value="21" table:formula="of:=[Sheet1.A22]" table:style-name="ce1">
            <text:p>21</text:p>
          </table:table-cell>
          <table:table-cell office:value-type="float" office:value="63550.060606060608" table:formula="of:=[Sheet1.B22]/33" table:style-name="ce1">
            <text:p>63550.06061</text:p>
          </table:table-cell>
          <table:table-cell office:value-type="float" office:value="127100.12121212122" table:formula="of:=[Sheet1.C22]/33" table:style-name="ce1">
            <text:p>127100.1212</text:p>
          </table:table-cell>
          <table:table-cell office:value-type="float" office:value="254200.24242424243" table:formula="of:=[Sheet1.D22]/33" table:style-name="ce1">
            <text:p>254200.2424</text:p>
          </table:table-cell>
          <table:table-cell office:value-type="float" office:value="508400.48484848486" table:formula="of:=[Sheet1.E22]/33" table:style-name="ce1">
            <text:p>508400.4848</text:p>
          </table:table-cell>
          <table:table-cell office:value-type="float" office:value="1016800.9696969697" table:formula="of:=[Sheet1.F22]/33" table:style-name="ce1">
            <text:p>1016800.97</text:p>
          </table:table-cell>
          <table:table-cell table:number-columns-repeated="16378"/>
        </table:table-row>
        <table:table-row table:style-name="ro1">
          <table:table-cell office:value-type="float" office:value="22" table:formula="of:=[Sheet1.A23]" table:style-name="ce1">
            <text:p>22</text:p>
          </table:table-cell>
          <table:table-cell office:value-type="float" office:value="127100.12121212122" table:formula="of:=[Sheet1.B23]/33" table:style-name="ce1">
            <text:p>127100.1212</text:p>
          </table:table-cell>
          <table:table-cell office:value-type="float" office:value="254200.24242424243" table:formula="of:=[Sheet1.C23]/33" table:style-name="ce1">
            <text:p>254200.2424</text:p>
          </table:table-cell>
          <table:table-cell office:value-type="float" office:value="508400.48484848486" table:formula="of:=[Sheet1.D23]/33" table:style-name="ce1">
            <text:p>508400.4848</text:p>
          </table:table-cell>
          <table:table-cell office:value-type="float" office:value="1016800.9696969697" table:formula="of:=[Sheet1.E23]/33" table:style-name="ce1">
            <text:p>1016800.97</text:p>
          </table:table-cell>
          <table:table-cell office:value-type="float" office:value="2033601.9393939395" table:formula="of:=[Sheet1.F23]/33" table:style-name="ce1">
            <text:p>2033601.939</text:p>
          </table:table-cell>
          <table:table-cell table:number-columns-repeated="16378"/>
        </table:table-row>
        <table:table-row table:style-name="ro1">
          <table:table-cell office:value-type="float" office:value="23" table:formula="of:=[Sheet1.A24]" table:style-name="ce1">
            <text:p>23</text:p>
          </table:table-cell>
          <table:table-cell office:value-type="float" office:value="254200.24242424243" table:formula="of:=[Sheet1.B24]/33" table:style-name="ce1">
            <text:p>254200.2424</text:p>
          </table:table-cell>
          <table:table-cell office:value-type="float" office:value="508400.48484848486" table:formula="of:=[Sheet1.C24]/33" table:style-name="ce1">
            <text:p>508400.4848</text:p>
          </table:table-cell>
          <table:table-cell office:value-type="float" office:value="1016800.9696969697" table:formula="of:=[Sheet1.D24]/33" table:style-name="ce1">
            <text:p>1016800.97</text:p>
          </table:table-cell>
          <table:table-cell office:value-type="float" office:value="2033601.9393939395" table:formula="of:=[Sheet1.E24]/33" table:style-name="ce1">
            <text:p>2033601.939</text:p>
          </table:table-cell>
          <table:table-cell office:value-type="float" office:value="4067203.8787878789" table:formula="of:=[Sheet1.F24]/33" table:style-name="ce1">
            <text:p>4067203.879</text:p>
          </table:table-cell>
          <table:table-cell table:number-columns-repeated="16378"/>
        </table:table-row>
        <table:table-row table:style-name="ro1">
          <table:table-cell office:value-type="float" office:value="24" table:formula="of:=[Sheet1.A25]" table:style-name="ce1">
            <text:p>24</text:p>
          </table:table-cell>
          <table:table-cell office:value-type="float" office:value="508400.48484848486" table:formula="of:=[Sheet1.B25]/33" table:style-name="ce1">
            <text:p>508400.4848</text:p>
          </table:table-cell>
          <table:table-cell office:value-type="float" office:value="1016800.9696969697" table:formula="of:=[Sheet1.C25]/33" table:style-name="ce1">
            <text:p>1016800.97</text:p>
          </table:table-cell>
          <table:table-cell office:value-type="float" office:value="2033601.9393939395" table:formula="of:=[Sheet1.D25]/33" table:style-name="ce1">
            <text:p>2033601.939</text:p>
          </table:table-cell>
          <table:table-cell office:value-type="float" office:value="4067203.8787878789" table:formula="of:=[Sheet1.E25]/33" table:style-name="ce1">
            <text:p>4067203.879</text:p>
          </table:table-cell>
          <table:table-cell office:value-type="float" office:value="8134407.7575757578" table:formula="of:=[Sheet1.F25]/33" table:style-name="ce1">
            <text:p>8134407.758</text:p>
          </table:table-cell>
          <table:table-cell table:number-columns-repeated="16378"/>
        </table:table-row>
        <table:table-row table:style-name="ro1">
          <table:table-cell office:value-type="float" office:value="25" table:formula="of:=[Sheet1.A26]" table:style-name="ce1">
            <text:p>25</text:p>
          </table:table-cell>
          <table:table-cell office:value-type="float" office:value="1016800.9696969697" table:formula="of:=[Sheet1.B26]/33" table:style-name="ce1">
            <text:p>1016800.97</text:p>
          </table:table-cell>
          <table:table-cell office:value-type="float" office:value="2033601.9393939395" table:formula="of:=[Sheet1.C26]/33" table:style-name="ce1">
            <text:p>2033601.939</text:p>
          </table:table-cell>
          <table:table-cell office:value-type="float" office:value="4067203.8787878789" table:formula="of:=[Sheet1.D26]/33" table:style-name="ce1">
            <text:p>4067203.879</text:p>
          </table:table-cell>
          <table:table-cell office:value-type="float" office:value="8134407.7575757578" table:formula="of:=[Sheet1.E26]/33" table:style-name="ce1">
            <text:p>8134407.758</text:p>
          </table:table-cell>
          <table:table-cell office:value-type="float" office:value="16268815.515151516" table:formula="of:=[Sheet1.F26]/33" table:style-name="ce1">
            <text:p>16268815.52</text:p>
          </table:table-cell>
          <table:table-cell table:number-columns-repeated="16378"/>
        </table:table-row>
        <table:table-row table:style-name="ro1">
          <table:table-cell office:value-type="float" office:value="26" table:formula="of:=[Sheet1.A27]" table:style-name="ce1">
            <text:p>26</text:p>
          </table:table-cell>
          <table:table-cell office:value-type="float" office:value="2033601.9393939395" table:formula="of:=[Sheet1.B27]/33" table:style-name="ce1">
            <text:p>2033601.939</text:p>
          </table:table-cell>
          <table:table-cell office:value-type="float" office:value="4067203.8787878789" table:formula="of:=[Sheet1.C27]/33" table:style-name="ce1">
            <text:p>4067203.879</text:p>
          </table:table-cell>
          <table:table-cell office:value-type="float" office:value="8134407.7575757578" table:formula="of:=[Sheet1.D27]/33" table:style-name="ce1">
            <text:p>8134407.758</text:p>
          </table:table-cell>
          <table:table-cell office:value-type="float" office:value="16268815.515151516" table:formula="of:=[Sheet1.E27]/33" table:style-name="ce1">
            <text:p>16268815.52</text:p>
          </table:table-cell>
          <table:table-cell office:value-type="float" office:value="32537631.030303031" table:formula="of:=[Sheet1.F27]/33" table:style-name="ce1">
            <text:p>32537631.03</text:p>
          </table:table-cell>
          <table:table-cell table:number-columns-repeated="16378"/>
        </table:table-row>
        <table:table-row table:style-name="ro1">
          <table:table-cell office:value-type="float" office:value="27" table:formula="of:=[Sheet1.A28]" table:style-name="ce1">
            <text:p>27</text:p>
          </table:table-cell>
          <table:table-cell office:value-type="float" office:value="4067203.8787878789" table:formula="of:=[Sheet1.B28]/33" table:style-name="ce1">
            <text:p>4067203.879</text:p>
          </table:table-cell>
          <table:table-cell office:value-type="float" office:value="8134407.7575757578" table:formula="of:=[Sheet1.C28]/33" table:style-name="ce1">
            <text:p>8134407.758</text:p>
          </table:table-cell>
          <table:table-cell office:value-type="float" office:value="16268815.515151516" table:formula="of:=[Sheet1.D28]/33" table:style-name="ce1">
            <text:p>16268815.52</text:p>
          </table:table-cell>
          <table:table-cell office:value-type="float" office:value="32537631.030303031" table:formula="of:=[Sheet1.E28]/33" table:style-name="ce1">
            <text:p>32537631.03</text:p>
          </table:table-cell>
          <table:table-cell office:value-type="float" office:value="65075262.060606062" table:formula="of:=[Sheet1.F28]/33" table:style-name="ce1">
            <text:p>65075262.06</text:p>
          </table:table-cell>
          <table:table-cell table:number-columns-repeated="16378"/>
        </table:table-row>
        <table:table-row table:style-name="ro1">
          <table:table-cell office:value-type="float" office:value="28" table:formula="of:=[Sheet1.A29]" table:style-name="ce1">
            <text:p>28</text:p>
          </table:table-cell>
          <table:table-cell office:value-type="float" office:value="8134407.7575757578" table:formula="of:=[Sheet1.B29]/33" table:style-name="ce1">
            <text:p>8134407.758</text:p>
          </table:table-cell>
          <table:table-cell office:value-type="float" office:value="16268815.515151516" table:formula="of:=[Sheet1.C29]/33" table:style-name="ce1">
            <text:p>16268815.52</text:p>
          </table:table-cell>
          <table:table-cell office:value-type="float" office:value="32537631.030303031" table:formula="of:=[Sheet1.D29]/33" table:style-name="ce1">
            <text:p>32537631.03</text:p>
          </table:table-cell>
          <table:table-cell office:value-type="float" office:value="65075262.060606062" table:formula="of:=[Sheet1.E29]/33" table:style-name="ce1">
            <text:p>65075262.06</text:p>
          </table:table-cell>
          <table:table-cell office:value-type="float" office:value="130150524.12121212" table:formula="of:=[Sheet1.F29]/33" table:style-name="ce1">
            <text:p>130150524.1</text:p>
          </table:table-cell>
          <table:table-cell table:number-columns-repeated="16378"/>
        </table:table-row>
        <table:table-row table:style-name="ro1">
          <table:table-cell office:value-type="float" office:value="29" table:formula="of:=[Sheet1.A30]" table:style-name="ce1">
            <text:p>29</text:p>
          </table:table-cell>
          <table:table-cell office:value-type="float" office:value="16268815.515151516" table:formula="of:=[Sheet1.B30]/33" table:style-name="ce1">
            <text:p>16268815.52</text:p>
          </table:table-cell>
          <table:table-cell office:value-type="float" office:value="32537631.030303031" table:formula="of:=[Sheet1.C30]/33" table:style-name="ce1">
            <text:p>32537631.03</text:p>
          </table:table-cell>
          <table:table-cell office:value-type="float" office:value="65075262.060606062" table:formula="of:=[Sheet1.D30]/33" table:style-name="ce1">
            <text:p>65075262.06</text:p>
          </table:table-cell>
          <table:table-cell office:value-type="float" office:value="130150524.12121212" table:formula="of:=[Sheet1.E30]/33" table:style-name="ce1">
            <text:p>130150524.1</text:p>
          </table:table-cell>
          <table:table-cell office:value-type="float" office:value="260301048.24242425" table:formula="of:=[Sheet1.F30]/33" table:style-name="ce1">
            <text:p>260301048.2</text:p>
          </table:table-cell>
          <table:table-cell table:number-columns-repeated="16378"/>
        </table:table-row>
        <table:table-row table:style-name="ro1">
          <table:table-cell office:value-type="float" office:value="30" table:formula="of:=[Sheet1.A31]" table:style-name="ce1">
            <text:p>30</text:p>
          </table:table-cell>
          <table:table-cell office:value-type="float" office:value="32537631.030303031" table:formula="of:=[Sheet1.B31]/33" table:style-name="ce1">
            <text:p>32537631.03</text:p>
          </table:table-cell>
          <table:table-cell office:value-type="float" office:value="65075262.060606062" table:formula="of:=[Sheet1.C31]/33" table:style-name="ce1">
            <text:p>65075262.06</text:p>
          </table:table-cell>
          <table:table-cell office:value-type="float" office:value="130150524.12121212" table:formula="of:=[Sheet1.D31]/33" table:style-name="ce1">
            <text:p>130150524.1</text:p>
          </table:table-cell>
          <table:table-cell office:value-type="float" office:value="260301048.24242425" table:formula="of:=[Sheet1.E31]/33" table:style-name="ce1">
            <text:p>260301048.2</text:p>
          </table:table-cell>
          <table:table-cell office:value-type="float" office:value="520602096.4848485" table:formula="of:=[Sheet1.F31]/33" table:style-name="ce1">
            <text:p>520602096.5</text:p>
          </table:table-cell>
          <table:table-cell table:number-columns-repeated="16378"/>
        </table:table-row>
        <table:table-row table:style-name="ro1">
          <table:table-cell office:value-type="float" office:value="31" table:formula="of:=[Sheet1.A32]" table:style-name="ce1">
            <text:p>31</text:p>
          </table:table-cell>
          <table:table-cell office:value-type="float" office:value="65075262.060606062" table:formula="of:=[Sheet1.B32]/33" table:style-name="ce1">
            <text:p>65075262.06</text:p>
          </table:table-cell>
          <table:table-cell office:value-type="float" office:value="130150524.12121212" table:formula="of:=[Sheet1.C32]/33" table:style-name="ce1">
            <text:p>130150524.1</text:p>
          </table:table-cell>
          <table:table-cell office:value-type="float" office:value="260301048.24242425" table:formula="of:=[Sheet1.D32]/33" table:style-name="ce1">
            <text:p>260301048.2</text:p>
          </table:table-cell>
          <table:table-cell office:value-type="float" office:value="520602096.4848485" table:formula="of:=[Sheet1.E32]/33" table:style-name="ce1">
            <text:p>520602096.5</text:p>
          </table:table-cell>
          <table:table-cell office:value-type="float" office:value="1041204192.969697" table:formula="of:=[Sheet1.F32]/33" table:style-name="ce1">
            <text:p>1041204193</text:p>
          </table:table-cell>
          <table:table-cell table:number-columns-repeated="16378"/>
        </table:table-row>
        <table:table-row table:style-name="ro1">
          <table:table-cell office:value-type="float" office:value="32" table:formula="of:=[Sheet1.A33]" table:style-name="ce1">
            <text:p>32</text:p>
          </table:table-cell>
          <table:table-cell office:value-type="float" office:value="130150524.12121212" table:formula="of:=[Sheet1.B33]/33" table:style-name="ce1">
            <text:p>130150524.1</text:p>
          </table:table-cell>
          <table:table-cell office:value-type="float" office:value="260301048.24242425" table:formula="of:=[Sheet1.C33]/33" table:style-name="ce1">
            <text:p>260301048.2</text:p>
          </table:table-cell>
          <table:table-cell office:value-type="float" office:value="520602096.4848485" table:formula="of:=[Sheet1.D33]/33" table:style-name="ce1">
            <text:p>520602096.5</text:p>
          </table:table-cell>
          <table:table-cell office:value-type="float" office:value="1041204192.969697" table:formula="of:=[Sheet1.E33]/33" table:style-name="ce1">
            <text:p>1041204193</text:p>
          </table:table-cell>
          <table:table-cell office:value-type="float" office:value="2082408385.939394" table:formula="of:=[Sheet1.F33]/33" table:style-name="ce1">
            <text:p>2082408386</text:p>
          </table:table-cell>
          <table:table-cell table:number-columns-repeated="16378"/>
        </table:table-row>
        <table:table-row table:style-name="ro1">
          <table:table-cell office:value-type="float" office:value="33" table:formula="of:=[Sheet1.A34]" table:style-name="ce1">
            <text:p>33</text:p>
          </table:table-cell>
          <table:table-cell office:value-type="float" office:value="260301048.24242425" table:formula="of:=[Sheet1.B34]/33" table:style-name="ce1">
            <text:p>260301048.2</text:p>
          </table:table-cell>
          <table:table-cell office:value-type="float" office:value="520602096.4848485" table:formula="of:=[Sheet1.C34]/33" table:style-name="ce1">
            <text:p>520602096.5</text:p>
          </table:table-cell>
          <table:table-cell office:value-type="float" office:value="1041204192.969697" table:formula="of:=[Sheet1.D34]/33" table:style-name="ce1">
            <text:p>1041204193</text:p>
          </table:table-cell>
          <table:table-cell office:value-type="float" office:value="2082408385.939394" table:formula="of:=[Sheet1.E34]/33" table:style-name="ce1">
            <text:p>2082408386</text:p>
          </table:table-cell>
          <table:table-cell office:value-type="float" office:value="4164816771.878788" table:formula="of:=[Sheet1.F34]/33" table:style-name="ce1">
            <text:p>4164816772</text:p>
          </table:table-cell>
          <table:table-cell table:number-columns-repeated="16378"/>
        </table:table-row>
        <table:table-row table:style-name="ro1">
          <table:table-cell office:value-type="float" office:value="34" table:formula="of:=[Sheet1.A35]" table:style-name="ce1">
            <text:p>34</text:p>
          </table:table-cell>
          <table:table-cell office:value-type="float" office:value="520602096.4848485" table:formula="of:=[Sheet1.B35]/33" table:style-name="ce1">
            <text:p>520602096.5</text:p>
          </table:table-cell>
          <table:table-cell office:value-type="float" office:value="1041204192.969697" table:formula="of:=[Sheet1.C35]/33" table:style-name="ce1">
            <text:p>1041204193</text:p>
          </table:table-cell>
          <table:table-cell office:value-type="float" office:value="2082408385.939394" table:formula="of:=[Sheet1.D35]/33" table:style-name="ce1">
            <text:p>2082408386</text:p>
          </table:table-cell>
          <table:table-cell office:value-type="float" office:value="4164816771.878788" table:formula="of:=[Sheet1.E35]/33" table:style-name="ce1">
            <text:p>4164816772</text:p>
          </table:table-cell>
          <table:table-cell office:value-type="float" office:value="8329633543.757576" table:formula="of:=[Sheet1.F35]/33" table:style-name="ce1">
            <text:p>8329633544</text:p>
          </table:table-cell>
          <table:table-cell table:number-columns-repeated="16378"/>
        </table:table-row>
        <table:table-row table:style-name="ro1">
          <table:table-cell office:value-type="float" office:value="35" table:formula="of:=[Sheet1.A36]" table:style-name="ce1">
            <text:p>35</text:p>
          </table:table-cell>
          <table:table-cell office:value-type="float" office:value="1041204192.969697" table:formula="of:=[Sheet1.B36]/33" table:style-name="ce1">
            <text:p>1041204193</text:p>
          </table:table-cell>
          <table:table-cell office:value-type="float" office:value="2082408385.939394" table:formula="of:=[Sheet1.C36]/33" table:style-name="ce1">
            <text:p>2082408386</text:p>
          </table:table-cell>
          <table:table-cell office:value-type="float" office:value="4164816771.878788" table:formula="of:=[Sheet1.D36]/33" table:style-name="ce1">
            <text:p>4164816772</text:p>
          </table:table-cell>
          <table:table-cell office:value-type="float" office:value="8329633543.757576" table:formula="of:=[Sheet1.E36]/33" table:style-name="ce1">
            <text:p>8329633544</text:p>
          </table:table-cell>
          <table:table-cell office:value-type="float" office:value="16659267087.515152" table:formula="of:=[Sheet1.F36]/33" table:style-name="ce1">
            <text:p>16659267088</text:p>
          </table:table-cell>
          <table:table-cell table:number-columns-repeated="16378"/>
        </table:table-row>
        <table:table-row table:style-name="ro1">
          <table:table-cell office:value-type="float" office:value="36" table:formula="of:=[Sheet1.A37]" table:style-name="ce1">
            <text:p>36</text:p>
          </table:table-cell>
          <table:table-cell office:value-type="float" office:value="2082408385.939394" table:formula="of:=[Sheet1.B37]/33" table:style-name="ce1">
            <text:p>2082408386</text:p>
          </table:table-cell>
          <table:table-cell office:value-type="float" office:value="4164816771.878788" table:formula="of:=[Sheet1.C37]/33" table:style-name="ce1">
            <text:p>4164816772</text:p>
          </table:table-cell>
          <table:table-cell office:value-type="float" office:value="8329633543.757576" table:formula="of:=[Sheet1.D37]/33" table:style-name="ce1">
            <text:p>8329633544</text:p>
          </table:table-cell>
          <table:table-cell office:value-type="float" office:value="16659267087.515152" table:formula="of:=[Sheet1.E37]/33" table:style-name="ce1">
            <text:p>16659267088</text:p>
          </table:table-cell>
          <table:table-cell office:value-type="float" office:value="33318534175.030304" table:formula="of:=[Sheet1.F37]/33" table:style-name="ce1">
            <text:p>33318534175</text:p>
          </table:table-cell>
          <table:table-cell table:number-columns-repeated="16378"/>
        </table:table-row>
        <table:table-row table:style-name="ro1">
          <table:table-cell office:value-type="float" office:value="37" table:formula="of:=[Sheet1.A38]" table:style-name="ce1">
            <text:p>37</text:p>
          </table:table-cell>
          <table:table-cell office:value-type="float" office:value="4164816771.878788" table:formula="of:=[Sheet1.B38]/33" table:style-name="ce1">
            <text:p>4164816772</text:p>
          </table:table-cell>
          <table:table-cell office:value-type="float" office:value="8329633543.757576" table:formula="of:=[Sheet1.C38]/33" table:style-name="ce1">
            <text:p>8329633544</text:p>
          </table:table-cell>
          <table:table-cell office:value-type="float" office:value="16659267087.515152" table:formula="of:=[Sheet1.D38]/33" table:style-name="ce1">
            <text:p>16659267088</text:p>
          </table:table-cell>
          <table:table-cell office:value-type="float" office:value="33318534175.030304" table:formula="of:=[Sheet1.E38]/33" table:style-name="ce1">
            <text:p>33318534175</text:p>
          </table:table-cell>
          <table:table-cell office:value-type="float" office:value="66637068350.060608" table:formula="of:=[Sheet1.F38]/33" table:style-name="ce1">
            <text:p>66637068350</text:p>
          </table:table-cell>
          <table:table-cell table:number-columns-repeated="16378"/>
        </table:table-row>
        <table:table-row table:style-name="ro1">
          <table:table-cell office:value-type="float" office:value="38" table:formula="of:=[Sheet1.A39]" table:style-name="ce1">
            <text:p>38</text:p>
          </table:table-cell>
          <table:table-cell office:value-type="float" office:value="8329633543.757576" table:formula="of:=[Sheet1.B39]/33" table:style-name="ce1">
            <text:p>8329633544</text:p>
          </table:table-cell>
          <table:table-cell office:value-type="float" office:value="16659267087.515152" table:formula="of:=[Sheet1.C39]/33" table:style-name="ce1">
            <text:p>16659267088</text:p>
          </table:table-cell>
          <table:table-cell office:value-type="float" office:value="33318534175.030304" table:formula="of:=[Sheet1.D39]/33" table:style-name="ce1">
            <text:p>33318534175</text:p>
          </table:table-cell>
          <table:table-cell office:value-type="float" office:value="66637068350.060608" table:formula="of:=[Sheet1.E39]/33" table:style-name="ce1">
            <text:p>66637068350</text:p>
          </table:table-cell>
          <table:table-cell office:value-type="float" office:value="133274136700.12122" table:formula="of:=[Sheet1.F39]/33" table:style-name="ce1">
            <text:p>1.33274E+11</text:p>
          </table:table-cell>
          <table:table-cell table:number-columns-repeated="16378"/>
        </table:table-row>
        <table:table-row table:style-name="ro1">
          <table:table-cell office:value-type="float" office:value="39" table:formula="of:=[Sheet1.A40]" table:style-name="ce1">
            <text:p>39</text:p>
          </table:table-cell>
          <table:table-cell office:value-type="float" office:value="16659267087.515152" table:formula="of:=[Sheet1.B40]/33" table:style-name="ce1">
            <text:p>16659267088</text:p>
          </table:table-cell>
          <table:table-cell office:value-type="float" office:value="33318534175.030304" table:formula="of:=[Sheet1.C40]/33" table:style-name="ce1">
            <text:p>33318534175</text:p>
          </table:table-cell>
          <table:table-cell office:value-type="float" office:value="66637068350.060608" table:formula="of:=[Sheet1.D40]/33" table:style-name="ce1">
            <text:p>66637068350</text:p>
          </table:table-cell>
          <table:table-cell office:value-type="float" office:value="133274136700.12122" table:formula="of:=[Sheet1.E40]/33" table:style-name="ce1">
            <text:p>1.33274E+11</text:p>
          </table:table-cell>
          <table:table-cell office:value-type="float" office:value="266548273400.24243" table:formula="of:=[Sheet1.F40]/33" table:style-name="ce1">
            <text:p>2.66548E+11</text:p>
          </table:table-cell>
          <table:table-cell table:number-columns-repeated="16378"/>
        </table:table-row>
        <table:table-row table:style-name="ro1">
          <table:table-cell office:value-type="float" office:value="40" table:formula="of:=[Sheet1.A41]" table:style-name="ce1">
            <text:p>40</text:p>
          </table:table-cell>
          <table:table-cell office:value-type="float" office:value="33318534175.030304" table:formula="of:=[Sheet1.B41]/33" table:style-name="ce1">
            <text:p>33318534175</text:p>
          </table:table-cell>
          <table:table-cell office:value-type="float" office:value="66637068350.060608" table:formula="of:=[Sheet1.C41]/33" table:style-name="ce1">
            <text:p>66637068350</text:p>
          </table:table-cell>
          <table:table-cell office:value-type="float" office:value="133274136700.12122" table:formula="of:=[Sheet1.D41]/33" table:style-name="ce1">
            <text:p>1.33274E+11</text:p>
          </table:table-cell>
          <table:table-cell office:value-type="float" office:value="266548273400.24243" table:formula="of:=[Sheet1.E41]/33" table:style-name="ce1">
            <text:p>2.66548E+11</text:p>
          </table:table-cell>
          <table:table-cell office:value-type="float" office:value="533096546800.48486" table:formula="of:=[Sheet1.F41]/33" table:style-name="ce1">
            <text:p>5.33097E+11</text:p>
          </table:table-cell>
          <table:table-cell table:number-columns-repeated="16378"/>
        </table:table-row>
        <table:table-row table:style-name="ro1">
          <table:table-cell office:value-type="float" office:value="41" table:formula="of:=[Sheet1.A42]" table:style-name="ce1">
            <text:p>41</text:p>
          </table:table-cell>
          <table:table-cell office:value-type="float" office:value="66637068350.060608" table:formula="of:=[Sheet1.B42]/33" table:style-name="ce1">
            <text:p>66637068350</text:p>
          </table:table-cell>
          <table:table-cell office:value-type="float" office:value="133274136700.12122" table:formula="of:=[Sheet1.C42]/33" table:style-name="ce1">
            <text:p>1.33274E+11</text:p>
          </table:table-cell>
          <table:table-cell office:value-type="float" office:value="266548273400.24243" table:formula="of:=[Sheet1.D42]/33" table:style-name="ce1">
            <text:p>2.66548E+11</text:p>
          </table:table-cell>
          <table:table-cell office:value-type="float" office:value="533096546800.48486" table:formula="of:=[Sheet1.E42]/33" table:style-name="ce1">
            <text:p>5.33097E+11</text:p>
          </table:table-cell>
          <table:table-cell office:value-type="float" office:value="1066193093600.9697" table:formula="of:=[Sheet1.F42]/33" table:style-name="ce1">
            <text:p>1.06619E+12</text:p>
          </table:table-cell>
          <table:table-cell table:number-columns-repeated="16378"/>
        </table:table-row>
        <table:table-row table:style-name="ro1">
          <table:table-cell office:value-type="float" office:value="42" table:formula="of:=[Sheet1.A43]" table:style-name="ce1">
            <text:p>42</text:p>
          </table:table-cell>
          <table:table-cell office:value-type="float" office:value="133274136700.12122" table:formula="of:=[Sheet1.B43]/33" table:style-name="ce1">
            <text:p>1.33274E+11</text:p>
          </table:table-cell>
          <table:table-cell office:value-type="float" office:value="266548273400.24243" table:formula="of:=[Sheet1.C43]/33" table:style-name="ce1">
            <text:p>2.66548E+11</text:p>
          </table:table-cell>
          <table:table-cell office:value-type="float" office:value="533096546800.48486" table:formula="of:=[Sheet1.D43]/33" table:style-name="ce1">
            <text:p>5.33097E+11</text:p>
          </table:table-cell>
          <table:table-cell office:value-type="float" office:value="1066193093600.9697" table:formula="of:=[Sheet1.E43]/33" table:style-name="ce1">
            <text:p>1.06619E+12</text:p>
          </table:table-cell>
          <table:table-cell office:value-type="float" office:value="2132386187201.9395" table:formula="of:=[Sheet1.F43]/33" table:style-name="ce1">
            <text:p>2.13239E+12</text:p>
          </table:table-cell>
          <table:table-cell table:number-columns-repeated="16378"/>
        </table:table-row>
        <table:table-row table:style-name="ro1">
          <table:table-cell office:value-type="float" office:value="43" table:formula="of:=[Sheet1.A44]" table:style-name="ce1">
            <text:p>43</text:p>
          </table:table-cell>
          <table:table-cell office:value-type="float" office:value="266548273400.24243" table:formula="of:=[Sheet1.B44]/33" table:style-name="ce1">
            <text:p>2.66548E+11</text:p>
          </table:table-cell>
          <table:table-cell office:value-type="float" office:value="533096546800.48486" table:formula="of:=[Sheet1.C44]/33" table:style-name="ce1">
            <text:p>5.33097E+11</text:p>
          </table:table-cell>
          <table:table-cell office:value-type="float" office:value="1066193093600.9697" table:formula="of:=[Sheet1.D44]/33" table:style-name="ce1">
            <text:p>1.06619E+12</text:p>
          </table:table-cell>
          <table:table-cell office:value-type="float" office:value="2132386187201.9395" table:formula="of:=[Sheet1.E44]/33" table:style-name="ce1">
            <text:p>2.13239E+12</text:p>
          </table:table-cell>
          <table:table-cell office:value-type="float" office:value="4264772374403.8789" table:formula="of:=[Sheet1.F44]/33" table:style-name="ce1">
            <text:p>4.26477E+12</text:p>
          </table:table-cell>
          <table:table-cell table:number-columns-repeated="16378"/>
        </table:table-row>
        <table:table-row table:style-name="ro1">
          <table:table-cell office:value-type="float" office:value="44" table:formula="of:=[Sheet1.A45]" table:style-name="ce1">
            <text:p>44</text:p>
          </table:table-cell>
          <table:table-cell office:value-type="float" office:value="533096546800.48486" table:formula="of:=[Sheet1.B45]/33" table:style-name="ce1">
            <text:p>5.33097E+11</text:p>
          </table:table-cell>
          <table:table-cell office:value-type="float" office:value="1066193093600.9697" table:formula="of:=[Sheet1.C45]/33" table:style-name="ce1">
            <text:p>1.06619E+12</text:p>
          </table:table-cell>
          <table:table-cell office:value-type="float" office:value="2132386187201.9395" table:formula="of:=[Sheet1.D45]/33" table:style-name="ce1">
            <text:p>2.13239E+12</text:p>
          </table:table-cell>
          <table:table-cell office:value-type="float" office:value="4264772374403.8789" table:formula="of:=[Sheet1.E45]/33" table:style-name="ce1">
            <text:p>4.26477E+12</text:p>
          </table:table-cell>
          <table:table-cell office:value-type="float" office:value="8529544748807.7578" table:formula="of:=[Sheet1.F45]/33" table:style-name="ce1">
            <text:p>8.52954E+12</text:p>
          </table:table-cell>
          <table:table-cell table:number-columns-repeated="16378"/>
        </table:table-row>
        <table:table-row table:style-name="ro1">
          <table:table-cell office:value-type="float" office:value="45" table:formula="of:=[Sheet1.A46]" table:style-name="ce1">
            <text:p>45</text:p>
          </table:table-cell>
          <table:table-cell office:value-type="float" office:value="1066193093600.9697" table:formula="of:=[Sheet1.B46]/33" table:style-name="ce1">
            <text:p>1.06619E+12</text:p>
          </table:table-cell>
          <table:table-cell office:value-type="float" office:value="2132386187201.9395" table:formula="of:=[Sheet1.C46]/33" table:style-name="ce1">
            <text:p>2.13239E+12</text:p>
          </table:table-cell>
          <table:table-cell office:value-type="float" office:value="4264772374403.8789" table:formula="of:=[Sheet1.D46]/33" table:style-name="ce1">
            <text:p>4.26477E+12</text:p>
          </table:table-cell>
          <table:table-cell office:value-type="float" office:value="8529544748807.7578" table:formula="of:=[Sheet1.E46]/33" table:style-name="ce1">
            <text:p>8.52954E+12</text:p>
          </table:table-cell>
          <table:table-cell office:value-type="float" office:value="17059089497615.516" table:formula="of:=[Sheet1.F46]/33" table:style-name="ce1">
            <text:p>1.70591E+13</text:p>
          </table:table-cell>
          <table:table-cell table:number-columns-repeated="16378"/>
        </table:table-row>
        <table:table-row table:number-rows-repeated="1048530" table:style-name="ro3">
          <table:table-cell table:number-columns-repeated="16384"/>
        </table:table-row>
      </table:table>
      <table:table table:name="Sheet3" table:style-name="ta1">
        <table:table-column table:style-name="co1" table:number-columns-repeated="1024" table:default-cell-style-name="ce1"/>
        <table:table-column table:style-name="co2" table:number-columns-repeated="15360" table:default-cell-style-name="ce1"/>
        <table:table-row table:number-rows-repeated="1048576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983888888888889in" fo:margin-bottom="0.983888888888889in" fo:margin-left="0.748055555555556in" fo:margin-right="0.748055555555556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527</meta:generator>
    <dc:creator>Madsen, Bjorn</dc:creator>
    <dc:date>2020-12-21T18:00:09Z</dc:date>
    <meta:editing-duration>PT0S</meta:editing-duration>
  </office:meta>
</office:document-meta>
</file>